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128" officeooo:paragraph-rsid="001131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processing.core.PApplet;</text:p>
      <text:p text:style-name="P1">import processing.core.PImage;</text:p>
      <text:p text:style-name="P1"/>
      <text:p text:style-name="P1">import java.io.*;</text:p>
      <text:p text:style-name="P1">import java.net.*;</text:p>
      <text:p text:style-name="P1">import java.nio.charset.StandardCharsets;</text:p>
      <text:p text:style-name="P1">import java.nio.file.Files;</text:p>
      <text:p text:style-name="P1">import java.nio.file.StandardCopyOption;</text:p>
      <text:p text:style-name="P1">import java.util.*;</text:p>
      <text:p text:style-name="P1"/>
      <text:p text:style-name="P1">// ----------------------------------------------------</text:p>
      <text:p text:style-name="P1">// RÉGLAGES</text:p>
      <text:p text:style-name="P1">// ----------------------------------------------------</text:p>
      <text:p text:style-name="P1">int controlDisplay = 1; <text:s text:c="2"/>// écran tactile / contrôle</text:p>
      <text:p text:style-name="P1">int outputDisplay <text:s/>= 2; <text:s text:c="2"/>// écran d'affichage</text:p>
      <text:p text:style-name="P1">int serverPort = 8080;</text:p>
      <text:p text:style-name="P1"/>
      <text:p text:style-name="P1">// ----------------------------------------------------</text:p>
      <text:p text:style-name="P1">// DONNÉES / ÉTAT</text:p>
      <text:p text:style-name="P1">// ----------------------------------------------------</text:p>
      <text:p text:style-name="P1">SharedState shared;</text:p>
      <text:p text:style-name="P1">UploadServer uploadServer;</text:p>
      <text:p text:style-name="P1">DisplayWindow displayWindow;</text:p>
      <text:p text:style-name="P1"/>
      <text:p text:style-name="P1">String uploadsDir;</text:p>
      <text:p text:style-name="P1">String encodedDir;</text:p>
      <text:p text:style-name="P1">String metadataCsvPath;</text:p>
      <text:p text:style-name="P1">String sessionTempPath;</text:p>
      <text:p text:style-name="P1">String idCounterPath;</text:p>
      <text:p text:style-name="P1">String localIp = "localhost";</text:p>
      <text:p text:style-name="P1"/>
      <text:p text:style-name="P1">HashMap&lt;String, PImage&gt; controlCache = new HashMap&lt;String, PImage&gt;();</text:p>
      <text:p text:style-name="P1"/>
      <text:p text:style-name="P1">int minYear = 1960;</text:p>
      <text:p text:style-name="P1">int maxYear;</text:p>
      <text:p text:style-name="P1"/>
      <text:p text:style-name="P1">// UI</text:p>
      <text:p text:style-name="P1">float previewAreaX, previewAreaY, previewAreaW, previewAreaH;</text:p>
      <text:p text:style-name="P1">float metaPanelX, metaPanelY, metaPanelW, metaPanelH;</text:p>
      <text:p text:style-name="P1"/>
      <text:p text:style-name="P1">float placeGridX, placeGridY, placeCellSize, placeGap = 8;</text:p>
      <text:p text:style-name="P1"/>
      <text:p text:style-name="P1">float daySliderX, daySliderY;</text:p>
      <text:p text:style-name="P1">float monthSliderX, monthSliderY;</text:p>
      <text:p text:style-name="P1">float yearSliderX, yearSliderY;</text:p>
      <text:p text:style-name="P1">float sliderW, sliderH = 16;</text:p>
      <text:p text:style-name="P1"/>
      <text:p text:style-name="P1">String activeSlider = "";</text:p>
      <text:p text:style-name="P1"/>
      <text:p text:style-name="P1">// boutons carrousel</text:p>
      <text:p text:style-name="P1">float leftBtnX, rightBtnX, btnY, btnW, btnH;</text:p>
      <text:p text:style-name="P1"/>
      <text:p text:style-name="P1"><text:soft-page-break/>// miniatures</text:p>
      <text:p text:style-name="P1">float thumbsY, thumbsH, thumbsGap, thumbsW;</text:p>
      <text:p text:style-name="P1"/>
      <text:p text:style-name="P1">// bouton validation</text:p>
      <text:p text:style-name="P1">float validateBtnX, validateBtnY, validateBtnW, validateBtnH;</text:p>
      <text:p text:style-name="P1"/>
      <text:p text:style-name="P1">// bouton fin de session</text:p>
      <text:p text:style-name="P1">float endSessionBtnX, endSessionBtnY, endSessionBtnW, endSessionBtnH;</text:p>
      <text:p text:style-name="P1"/>
      <text:p text:style-name="P1">// message d'état</text:p>
      <text:p text:style-name="P1">String flashMessage = "";</text:p>
      <text:p text:style-name="P1">int flashMessageUntil = 0;</text:p>
      <text:p text:style-name="P1"/>
      <text:p text:style-name="P1">// ----------------------------------------------------</text:p>
      <text:p text:style-name="P1">// FENÊTRE PRINCIPALE = CONTRÔLE</text:p>
      <text:p text:style-name="P1">// ----------------------------------------------------</text:p>
      <text:p text:style-name="P1">void settings() {</text:p>
      <text:p text:style-name="P1"><text:s text:c="2"/>fullScreen(controlDisplay);</text:p>
      <text:p text:style-name="P1">}</text:p>
      <text:p text:style-name="P1"/>
      <text:p text:style-name="P1">void setup() {</text:p>
      <text:p text:style-name="P1"><text:s text:c="2"/>surface.setTitle("Contrôle tactile");</text:p>
      <text:p text:style-name="P1"><text:s text:c="2"/>textFont(createFont("Arial", 22));</text:p>
      <text:p text:style-name="P1"><text:s text:c="2"/>noStroke();</text:p>
      <text:p text:style-name="P1"/>
      <text:p text:style-name="P1"><text:s text:c="2"/>Calendar cal = Calendar.getInstance();</text:p>
      <text:p text:style-name="P1"><text:s text:c="2"/>maxYear = cal.get(Calendar.YEAR) + 10;</text:p>
      <text:p text:style-name="P1"/>
      <text:p text:style-name="P1"><text:s text:c="2"/>uploadsDir = sketchPath("uploads");</text:p>
      <text:p text:style-name="P1"><text:s text:c="2"/>File uploadsFolder = new File(uploadsDir);</text:p>
      <text:p text:style-name="P1"><text:s text:c="2"/>if (!uploadsFolder.exists()) uploadsFolder.mkdirs();</text:p>
      <text:p text:style-name="P1"/>
      <text:p text:style-name="P1"><text:s text:c="2"/>encodedDir = sketchPath("encoded");</text:p>
      <text:p text:style-name="P1"><text:s text:c="2"/>File encodedFolder = new File(encodedDir);</text:p>
      <text:p text:style-name="P1"><text:s text:c="2"/>if (!encodedFolder.exists()) encodedFolder.mkdirs();</text:p>
      <text:p text:style-name="P1"/>
      <text:p text:style-name="P1"><text:s text:c="2"/>metadataCsvPath = sketchPath("metadata.csv");</text:p>
      <text:p text:style-name="P1"><text:s text:c="2"/>sessionTempPath = sketchPath("session_temp.csv");</text:p>
      <text:p text:style-name="P1"><text:s text:c="2"/>idCounterPath = sketchPath("last_image_id.txt");</text:p>
      <text:p text:style-name="P1"/>
      <text:p text:style-name="P1"><text:s text:c="2"/>localIp = findLocalIPv4();</text:p>
      <text:p text:style-name="P1"/>
      <text:p text:style-name="P1"><text:s text:c="2"/>shared = new SharedState();</text:p>
      <text:p text:style-name="P1"/>
      <text:p text:style-name="P1"><text:s text:c="2"/>// récupération éventuelle d'une session incomplète</text:p>
      <text:p text:style-name="P1"><text:s text:c="2"/>recoverSessionTempIfPresent();</text:p>
      <text:p text:style-name="P1"/>
      <text:p text:style-name="P1"><text:s text:c="2"/>uploadServer = new UploadServer(serverPort, uploadsDir, shared);</text:p>
      <text:p text:style-name="P1"><text:s text:c="2"/>uploadServer.start();</text:p>
      <text:p text:style-name="P1"/>
      <text:p text:style-name="P1"><text:s text:c="2"/>displayWindow = new DisplayWindow(shared, outputDisplay);</text:p>
      <text:p text:style-name="P1"><text:s text:c="2"/>PApplet.runSketch(new String[] { "DisplayWindow" }, displayWindow);</text:p>
      <text:p text:style-name="P1"><text:soft-page-break/></text:p>
      <text:p text:style-name="P1"><text:s text:c="2"/>println("========================================");</text:p>
      <text:p text:style-name="P1"><text:s text:c="2"/>println("Serveur lancé");</text:p>
      <text:p text:style-name="P1"><text:s text:c="2"/>println("Local <text:s text:c="7"/>: http://localhost:" + serverPort);</text:p>
      <text:p text:style-name="P1"><text:s text:c="2"/>println("Téléphone <text:s text:c="3"/>: http://" + localIp + ":" + serverPort);</text:p>
      <text:p text:style-name="P1"><text:s text:c="2"/>println("Uploads <text:s text:c="5"/>: " + uploadsDir);</text:p>
      <text:p text:style-name="P1"><text:s text:c="2"/>println("Encoded <text:s text:c="5"/>: " + encodedDir);</text:p>
      <text:p text:style-name="P1"><text:s text:c="2"/>println("CSV final <text:s text:c="3"/>: " + metadataCsvPath);</text:p>
      <text:p text:style-name="P1"><text:s text:c="2"/>println("CSV session <text:s/>: " + sessionTempPath);</text:p>
      <text:p text:style-name="P1"><text:s text:c="2"/>println("ID counter <text:s text:c="2"/>: " + idCounterPath);</text:p>
      <text:p text:style-name="P1"><text:s text:c="2"/>println("========================================");</text:p>
      <text:p text:style-name="P1">}</text:p>
      <text:p text:style-name="P1"/>
      <text:p text:style-name="P1">void draw() {</text:p>
      <text:p text:style-name="P1"><text:s text:c="2"/>background(18);</text:p>
      <text:p text:style-name="P1"/>
      <text:p text:style-name="P1"><text:s text:c="2"/>ArrayList&lt;ImageRecord&gt; imgRecs = shared.getRecordsSnapshot();</text:p>
      <text:p text:style-name="P1"><text:s text:c="2"/>int currentIndex = shared.getCurrentIndex();</text:p>
      <text:p text:style-name="P1"/>
      <text:p text:style-name="P1"><text:s text:c="2"/>layoutUI();</text:p>
      <text:p text:style-name="P1"><text:s text:c="2"/>drawHeader(imgRecs.size(), currentIndex);</text:p>
      <text:p text:style-name="P1"><text:s text:c="2"/>drawMetadataPanel(imgRecs, currentIndex);</text:p>
      <text:p text:style-name="P1"/>
      <text:p text:style-name="P1"><text:s text:c="2"/>if (imgRecs.size() == 0 || currentIndex &lt; 0 || currentIndex &gt;= imgRecs.size()) {</text:p>
      <text:p text:style-name="P1"><text:s text:c="4"/>drawEmptyState();</text:p>
      <text:p text:style-name="P1"><text:s text:c="4"/>drawButtons(0);</text:p>
      <text:p text:style-name="P1"><text:s text:c="4"/>return;</text:p>
      <text:p text:style-name="P1"><text:s text:c="2"/>}</text:p>
      <text:p text:style-name="P1"/>
      <text:p text:style-name="P1"><text:s text:c="2"/>ImageRecord currentImgRec = imgRecs.get(currentIndex);</text:p>
      <text:p text:style-name="P1"><text:s text:c="2"/>PImage currentImg = getControlImage(currentImgRec.path);</text:p>
      <text:p text:style-name="P1"/>
      <text:p text:style-name="P1"><text:s text:c="2"/>drawPreview(currentImg, currentImgRec);</text:p>
      <text:p text:style-name="P1"><text:s text:c="2"/>drawThumbnails(imgRecs, currentIndex);</text:p>
      <text:p text:style-name="P1"><text:s text:c="2"/>drawButtons(imgRecs.size());</text:p>
      <text:p text:style-name="P1">}</text:p>
      <text:p text:style-name="P1"/>
      <text:p text:style-name="P1">void layoutUI() {</text:p>
      <text:p text:style-name="P1"><text:s text:c="2"/>float margin = 30;</text:p>
      <text:p text:style-name="P1"/>
      <text:p text:style-name="P1"><text:s text:c="2"/>metaPanelW = min(430, width * 0.30);</text:p>
      <text:p text:style-name="P1"><text:s text:c="2"/>metaPanelX = width - margin - metaPanelW;</text:p>
      <text:p text:style-name="P1"><text:s text:c="2"/>metaPanelY = 120;</text:p>
      <text:p text:style-name="P1"><text:s text:c="2"/>metaPanelH = height - metaPanelY - 40;</text:p>
      <text:p text:style-name="P1"/>
      <text:p text:style-name="P1"><text:s text:c="2"/>previewAreaX = 40;</text:p>
      <text:p text:style-name="P1"><text:s text:c="2"/>previewAreaY = 120;</text:p>
      <text:p text:style-name="P1"><text:s text:c="2"/>previewAreaW = metaPanelX - previewAreaX - 30;</text:p>
      <text:p text:style-name="P1"/>
      <text:p text:style-name="P1"><text:s text:c="2"/>btnH = 120;</text:p>
      <text:p text:style-name="P1"><text:s text:c="2"/>btnY = height - btnH - 35;</text:p>
      <text:p text:style-name="P1"/>
      <text:p text:style-name="P1"><text:soft-page-break/><text:s text:c="2"/>thumbsH = 110;</text:p>
      <text:p text:style-name="P1"><text:s text:c="2"/>thumbsGap = 12;</text:p>
      <text:p text:style-name="P1"><text:s text:c="2"/>thumbsY = btnY - thumbsH - 24;</text:p>
      <text:p text:style-name="P1"/>
      <text:p text:style-name="P1"><text:s text:c="2"/>previewAreaH = thumbsY - previewAreaY - 24;</text:p>
      <text:p text:style-name="P1"/>
      <text:p text:style-name="P1"><text:s text:c="2"/>btnW = (previewAreaW - 40) / 2.0;</text:p>
      <text:p text:style-name="P1"><text:s text:c="2"/>leftBtnX = previewAreaX;</text:p>
      <text:p text:style-name="P1"><text:s text:c="2"/>rightBtnX = leftBtnX + btnW + 40;</text:p>
      <text:p text:style-name="P1"/>
      <text:p text:style-name="P1"><text:s text:c="2"/>placeGridX = metaPanelX + 20;</text:p>
      <text:p text:style-name="P1"><text:s text:c="2"/>placeGridY = metaPanelY + 60;</text:p>
      <text:p text:style-name="P1"><text:s text:c="2"/>placeCellSize = min((metaPanelW - 40 - 4 * placeGap) / 5.0, 52);</text:p>
      <text:p text:style-name="P1"/>
      <text:p text:style-name="P1"><text:s text:c="2"/>sliderW = metaPanelW - 40;</text:p>
      <text:p text:style-name="P1"><text:s text:c="2"/>daySliderX = metaPanelX + 20;</text:p>
      <text:p text:style-name="P1"><text:s text:c="2"/>daySliderY = placeGridY + 5 * placeCellSize + 4 * placeGap + 34;</text:p>
      <text:p text:style-name="P1"/>
      <text:p text:style-name="P1"><text:s text:c="2"/>monthSliderX = metaPanelX + 20;</text:p>
      <text:p text:style-name="P1"><text:s text:c="2"/>monthSliderY = daySliderY + 60;</text:p>
      <text:p text:style-name="P1"/>
      <text:p text:style-name="P1"><text:s text:c="2"/>yearSliderX = metaPanelX + 20;</text:p>
      <text:p text:style-name="P1"><text:s text:c="2"/>yearSliderY = monthSliderY + 60;</text:p>
      <text:p text:style-name="P1"/>
      <text:p text:style-name="P1"><text:s text:c="2"/>endSessionBtnW = metaPanelW - 40;</text:p>
      <text:p text:style-name="P1"><text:s text:c="2"/>endSessionBtnH = 54;</text:p>
      <text:p text:style-name="P1"><text:s text:c="2"/>endSessionBtnX = metaPanelX + 20;</text:p>
      <text:p text:style-name="P1"><text:s text:c="2"/>endSessionBtnY = metaPanelY + metaPanelH - endSessionBtnH - 18;</text:p>
      <text:p text:style-name="P1"/>
      <text:p text:style-name="P1"><text:s text:c="2"/>validateBtnW = metaPanelW - 40;</text:p>
      <text:p text:style-name="P1"><text:s text:c="2"/>validateBtnH = 58;</text:p>
      <text:p text:style-name="P1"><text:s text:c="2"/>validateBtnX = metaPanelX + 20;</text:p>
      <text:p text:style-name="P1"><text:s text:c="2"/>validateBtnY = endSessionBtnY - validateBtnH - 12;</text:p>
      <text:p text:style-name="P1">}</text:p>
      <text:p text:style-name="P1"/>
      <text:p text:style-name="P1">void drawHeader(int count, int currentIndex) {</text:p>
      <text:p text:style-name="P1"><text:s text:c="2"/>fill(255);</text:p>
      <text:p text:style-name="P1"><text:s text:c="2"/>textAlign(LEFT, TOP);</text:p>
      <text:p text:style-name="P1"><text:s text:c="2"/>textSize(22);</text:p>
      <text:p text:style-name="P1"><text:s text:c="2"/>text("Contrôle tactile", 30, 24);</text:p>
      <text:p text:style-name="P1"/>
      <text:p text:style-name="P1"><text:s text:c="2"/>textSize(16);</text:p>
      <text:p text:style-name="P1"><text:s text:c="2"/>fill(180);</text:p>
      <text:p text:style-name="P1"><text:s text:c="2"/>text("Upload smartphone : http://" + localIp + ":" + serverPort, 30, 58);</text:p>
      <text:p text:style-name="P1"/>
      <text:p text:style-name="P1"><text:s text:c="2"/>if (count &gt; 0 &amp;&amp; currentIndex &gt;= 0) {</text:p>
      <text:p text:style-name="P1"><text:s text:c="4"/>fill(220);</text:p>
      <text:p text:style-name="P1"><text:s text:c="4"/>text("Image " + (currentIndex + 1) + " / " + count, 30, 84);</text:p>
      <text:p text:style-name="P1"><text:s text:c="2"/>} else {</text:p>
      <text:p text:style-name="P1"><text:s text:c="4"/>fill(220);</text:p>
      <text:p text:style-name="P1"><text:s text:c="4"/>text("Aucune image reçue", 30, 84);</text:p>
      <text:p text:style-name="P1"><text:s text:c="2"/>}</text:p>
      <text:p text:style-name="P1"><text:soft-page-break/></text:p>
      <text:p text:style-name="P1"><text:s text:c="2"/>if (millis() &lt; flashMessageUntil &amp;&amp; flashMessage != null &amp;&amp; flashMessage.length() &gt; 0) {</text:p>
      <text:p text:style-name="P1"><text:s text:c="4"/>fill(120, 220, 255);</text:p>
      <text:p text:style-name="P1"><text:s text:c="4"/>text(flashMessage, 30, 108);</text:p>
      <text:p text:style-name="P1"><text:s text:c="2"/>}</text:p>
      <text:p text:style-name="P1">}</text:p>
      <text:p text:style-name="P1"/>
      <text:p text:style-name="P1">void drawEmptyState() {</text:p>
      <text:p text:style-name="P1"><text:s text:c="2"/>fill(28);</text:p>
      <text:p text:style-name="P1"><text:s text:c="2"/>rect(previewAreaX, previewAreaY, previewAreaW, previewAreaH, 20);</text:p>
      <text:p text:style-name="P1"/>
      <text:p text:style-name="P1"><text:s text:c="2"/>fill(255);</text:p>
      <text:p text:style-name="P1"><text:s text:c="2"/>textAlign(CENTER, CENTER);</text:p>
      <text:p text:style-name="P1"><text:s text:c="2"/>textSize(34);</text:p>
      <text:p text:style-name="P1"><text:s text:c="2"/>text("Aucune image", previewAreaX + previewAreaW / 2.0, previewAreaY + previewAreaH / 2.0 - 60);</text:p>
      <text:p text:style-name="P1"/>
      <text:p text:style-name="P1"><text:s text:c="2"/>textSize(20);</text:p>
      <text:p text:style-name="P1"><text:s text:c="2"/>fill(190);</text:p>
      <text:p text:style-name="P1"><text:s text:c="2"/>text("Ouvre cette adresse sur le téléphone :", previewAreaX + previewAreaW / 2.0, previewAreaY + previewAreaH / 2.0);</text:p>
      <text:p text:style-name="P1"><text:s text:c="2"/>fill(120, 220, 255);</text:p>
      <text:p text:style-name="P1"><text:s text:c="2"/>text("http://" + localIp + ":" + serverPort, previewAreaX + previewAreaW / 2.0, previewAreaY + previewAreaH / 2.0 + 35);</text:p>
      <text:p text:style-name="P1">}</text:p>
      <text:p text:style-name="P1"/>
      <text:p text:style-name="P1">void drawPreview(PImage img, ImageRecord imgRec) {</text:p>
      <text:p text:style-name="P1"><text:s text:c="2"/>fill(28);</text:p>
      <text:p text:style-name="P1"><text:s text:c="2"/>rect(previewAreaX, previewAreaY, previewAreaW, previewAreaH, 20);</text:p>
      <text:p text:style-name="P1"/>
      <text:p text:style-name="P1"><text:s text:c="2"/>if (img != null) {</text:p>
      <text:p text:style-name="P1"><text:s text:c="4"/>drawImageContain(this, img, previewAreaX + 16, previewAreaY + 16, previewAreaW - 32, previewAreaH - 76);</text:p>
      <text:p text:style-name="P1"><text:s text:c="2"/>}</text:p>
      <text:p text:style-name="P1"/>
      <text:p text:style-name="P1"><text:s text:c="2"/>String name = new File(imgRec.path).getName();</text:p>
      <text:p text:style-name="P1"><text:s text:c="2"/>String placeText = (imgRec.placeId == 0) ? "--" : nf(imgRec.placeId, 2);</text:p>
      <text:p text:style-name="P1"><text:s text:c="2"/>String dateText = nf(imgRec.day, 2) + "/" + nf(imgRec.month, 2) + "/" + imgRec.year;</text:p>
      <text:p text:style-name="P1"><text:s text:c="2"/>String idText = (imgRec.imageId == null || imgRec.imageId.equals("")) ? "--" : imgRec.imageId;</text:p>
      <text:p text:style-name="P1"/>
      <text:p text:style-name="P1"><text:s text:c="2"/>fill(255);</text:p>
      <text:p text:style-name="P1"><text:s text:c="2"/>textAlign(LEFT, BOTTOM);</text:p>
      <text:p text:style-name="P1"><text:s text:c="2"/>textSize(16);</text:p>
      <text:p text:style-name="P1"><text:s text:c="2"/>text(name, previewAreaX + 10, previewAreaY + previewAreaH - 46);</text:p>
      <text:p text:style-name="P1"/>
      <text:p text:style-name="P1"><text:s text:c="2"/>fill(180);</text:p>
      <text:p text:style-name="P1"><text:s text:c="2"/>text("ID : " + idText, previewAreaX + 10, previewAreaY + previewAreaH - 26);</text:p>
      <text:p text:style-name="P1"><text:s text:c="2"/>text("Date : " + dateText + " <text:s text:c="2"/>• <text:s text:c="2"/>Lieu : " + placeText, previewAreaX + 10, previewAreaY + previewAreaH - 6);</text:p>
      <text:p text:style-name="P1">}</text:p>
      <text:p text:style-name="P1"/>
      <text:p text:style-name="P1">void drawThumbnails(ArrayList&lt;ImageRecord&gt; imgRecs, int currentIndex) {</text:p>
      <text:p text:style-name="P1"><text:soft-page-break/><text:s text:c="2"/>int count = imgRecs.size();</text:p>
      <text:p text:style-name="P1"/>
      <text:p text:style-name="P1"><text:s text:c="2"/>int maxThumbs = max(1, floor((previewAreaW + thumbsGap) / (140 + thumbsGap)));</text:p>
      <text:p text:style-name="P1"><text:s text:c="2"/>maxThumbs = min(maxThumbs, count);</text:p>
      <text:p text:style-name="P1"/>
      <text:p text:style-name="P1"><text:s text:c="2"/>int start = currentIndex - maxThumbs / 2;</text:p>
      <text:p text:style-name="P1"><text:s text:c="2"/>start = max(0, start);</text:p>
      <text:p text:style-name="P1"><text:s text:c="2"/>start = min(start, count - maxThumbs);</text:p>
      <text:p text:style-name="P1"/>
      <text:p text:style-name="P1"><text:s text:c="2"/>thumbsW = (previewAreaW - (maxThumbs - 1) * thumbsGap) / (float) maxThumbs;</text:p>
      <text:p text:style-name="P1"/>
      <text:p text:style-name="P1"><text:s text:c="2"/>for (int i = 0; i &lt; maxThumbs; i++) {</text:p>
      <text:p text:style-name="P1"><text:s text:c="4"/>int realIndex = start + i;</text:p>
      <text:p text:style-name="P1"><text:s text:c="4"/>float x = previewAreaX + i * (thumbsW + thumbsGap);</text:p>
      <text:p text:style-name="P1"><text:s text:c="4"/>float y = thumbsY;</text:p>
      <text:p text:style-name="P1"/>
      <text:p text:style-name="P1"><text:s text:c="4"/>if (realIndex == currentIndex) {</text:p>
      <text:p text:style-name="P1"><text:s text:c="6"/>stroke(80, 180, 255);</text:p>
      <text:p text:style-name="P1"><text:s text:c="6"/>strokeWeight(4);</text:p>
      <text:p text:style-name="P1"><text:s text:c="4"/>} else {</text:p>
      <text:p text:style-name="P1"><text:s text:c="6"/>stroke(70);</text:p>
      <text:p text:style-name="P1"><text:s text:c="6"/>strokeWeight(1);</text:p>
      <text:p text:style-name="P1"><text:s text:c="4"/>}</text:p>
      <text:p text:style-name="P1"/>
      <text:p text:style-name="P1"><text:s text:c="4"/>fill(35);</text:p>
      <text:p text:style-name="P1"><text:s text:c="4"/>rect(x, y, thumbsW, thumbsH, 14);</text:p>
      <text:p text:style-name="P1"><text:s text:c="4"/>noStroke();</text:p>
      <text:p text:style-name="P1"/>
      <text:p text:style-name="P1"><text:s text:c="4"/>PImage thumb = getControlImage(imgRecs.get(realIndex).path);</text:p>
      <text:p text:style-name="P1"><text:s text:c="4"/>if (thumb != null) {</text:p>
      <text:p text:style-name="P1"><text:s text:c="6"/>drawImageContain(this, thumb, x + 6, y + 6, thumbsW - 12, thumbsH - 12);</text:p>
      <text:p text:style-name="P1"><text:s text:c="4"/>}</text:p>
      <text:p text:style-name="P1"/>
      <text:p text:style-name="P1"><text:s text:c="4"/>if (realIndex == currentIndex) {</text:p>
      <text:p text:style-name="P1"><text:s text:c="6"/>noFill();</text:p>
      <text:p text:style-name="P1"><text:s text:c="6"/>stroke(80, 180, 255);</text:p>
      <text:p text:style-name="P1"><text:s text:c="6"/>strokeWeight(3);</text:p>
      <text:p text:style-name="P1"><text:s text:c="6"/>rect(x, y, thumbsW, thumbsH, 14);</text:p>
      <text:p text:style-name="P1"><text:s text:c="6"/>noStroke();</text:p>
      <text:p text:style-name="P1"><text:s text:c="4"/>}</text:p>
      <text:p text:style-name="P1"><text:s text:c="2"/>}</text:p>
      <text:p text:style-name="P1">}</text:p>
      <text:p text:style-name="P1"/>
      <text:p text:style-name="P1">void drawButtons(int imageCount) {</text:p>
      <text:p text:style-name="P1"><text:s text:c="2"/>boolean canInteract = imageCount &gt; 1;</text:p>
      <text:p text:style-name="P1"/>
      <text:p text:style-name="P1"><text:s text:c="2"/>boolean overLeft = isOverLeftButton();</text:p>
      <text:p text:style-name="P1"><text:s text:c="2"/>boolean overRight = isOverRightButton();</text:p>
      <text:p text:style-name="P1"/>
      <text:p text:style-name="P1"><text:s text:c="2"/>fill(canInteract ? (overLeft ? 80 : 55) : 40);</text:p>
      <text:p text:style-name="P1"><text:s text:c="2"/>rect(leftBtnX, btnY, btnW, btnH, 24);</text:p>
      <text:p text:style-name="P1"/>
      <text:p text:style-name="P1"><text:soft-page-break/><text:s text:c="2"/>fill(canInteract ? (overRight ? 80 : 55) : 40);</text:p>
      <text:p text:style-name="P1"><text:s text:c="2"/>rect(rightBtnX, btnY, btnW, btnH, 24);</text:p>
      <text:p text:style-name="P1"/>
      <text:p text:style-name="P1"><text:s text:c="2"/>fill(canInteract ? 255 : 120);</text:p>
      <text:p text:style-name="P1"><text:s text:c="2"/>textAlign(CENTER, CENTER);</text:p>
      <text:p text:style-name="P1"><text:s text:c="2"/>textSize(42);</text:p>
      <text:p text:style-name="P1"><text:s text:c="2"/>text("◀", leftBtnX + btnW / 2.0, btnY + btnH / 2.0);</text:p>
      <text:p text:style-name="P1"><text:s text:c="2"/>text("▶", rightBtnX + btnW / 2.0, btnY + btnH / 2.0);</text:p>
      <text:p text:style-name="P1"/>
      <text:p text:style-name="P1"><text:s text:c="2"/>fill(220);</text:p>
      <text:p text:style-name="P1"><text:s text:c="2"/>textSize(18);</text:p>
      <text:p text:style-name="P1"><text:s text:c="2"/>text("Précédente", leftBtnX + btnW / 2.0, btnY + btnH - 24);</text:p>
      <text:p text:style-name="P1"><text:s text:c="2"/>text("Suivante", rightBtnX + btnW / 2.0, btnY + btnH - 24);</text:p>
      <text:p text:style-name="P1">}</text:p>
      <text:p text:style-name="P1"/>
      <text:p text:style-name="P1">boolean isOverLeftButton() {</text:p>
      <text:p text:style-name="P1"><text:s text:c="2"/>return mouseX &gt;= leftBtnX &amp;&amp; mouseX &lt;= leftBtnX + btnW &amp;&amp;</text:p>
      <text:p text:style-name="P1"><text:s text:c="9"/>mouseY &gt;= btnY &amp;&amp; mouseY &lt;= btnY + btnH;</text:p>
      <text:p text:style-name="P1">}</text:p>
      <text:p text:style-name="P1"/>
      <text:p text:style-name="P1">boolean isOverRightButton() {</text:p>
      <text:p text:style-name="P1"><text:s text:c="2"/>return mouseX &gt;= rightBtnX &amp;&amp; mouseX &lt;= rightBtnX + btnW &amp;&amp;</text:p>
      <text:p text:style-name="P1"><text:s text:c="9"/>mouseY &gt;= btnY &amp;&amp; mouseY &lt;= btnY + btnH;</text:p>
      <text:p text:style-name="P1">}</text:p>
      <text:p text:style-name="P1"/>
      <text:p text:style-name="P1">void drawMetadataPanel(ArrayList&lt;ImageRecord&gt; imgRecs, int currentIndex) {</text:p>
      <text:p text:style-name="P1"><text:s text:c="2"/>fill(28);</text:p>
      <text:p text:style-name="P1"><text:s text:c="2"/>rect(metaPanelX, metaPanelY, metaPanelW, metaPanelH, 20);</text:p>
      <text:p text:style-name="P1"/>
      <text:p text:style-name="P1"><text:s text:c="2"/>fill(255);</text:p>
      <text:p text:style-name="P1"><text:s text:c="2"/>textAlign(LEFT, TOP);</text:p>
      <text:p text:style-name="P1"><text:s text:c="2"/>textSize(22);</text:p>
      <text:p text:style-name="P1"><text:s text:c="2"/>text("Encodage image", metaPanelX + 20, metaPanelY + 18);</text:p>
      <text:p text:style-name="P1"/>
      <text:p text:style-name="P1"><text:s text:c="2"/>drawEndSessionButton();</text:p>
      <text:p text:style-name="P1"/>
      <text:p text:style-name="P1"><text:s text:c="2"/>if (imgRecs.size() == 0 || currentIndex &lt; 0 || currentIndex &gt;= imgRecs.size()) {</text:p>
      <text:p text:style-name="P1"><text:s text:c="4"/>fill(180);</text:p>
      <text:p text:style-name="P1"><text:s text:c="4"/>textSize(16);</text:p>
      <text:p text:style-name="P1"><text:s text:c="4"/>text("Charge une image pour activer les champs.", metaPanelX + 20, metaPanelY + 60);</text:p>
      <text:p text:style-name="P1"><text:s text:c="4"/>return;</text:p>
      <text:p text:style-name="P1"><text:s text:c="2"/>}</text:p>
      <text:p text:style-name="P1"/>
      <text:p text:style-name="P1"><text:s text:c="2"/>ImageRecord imgRec = imgRecs.get(currentIndex);</text:p>
      <text:p text:style-name="P1"><text:s text:c="2"/>boolean editable = imgRec.isEditable();</text:p>
      <text:p text:style-name="P1"/>
      <text:p text:style-name="P1"><text:s text:c="2"/>fill(220);</text:p>
      <text:p text:style-name="P1"><text:s text:c="2"/>textSize(16);</text:p>
      <text:p text:style-name="P1"><text:s text:c="2"/>text("Lieu", metaPanelX + 20, metaPanelY + 36);</text:p>
      <text:p text:style-name="P1"/>
      <text:p text:style-name="P1"><text:s text:c="2"/>for (int i = 0; i &lt; 25; i++) {</text:p>
      <text:p text:style-name="P1"><text:s text:c="4"/>int placeId = i + 1;</text:p>
      <text:p text:style-name="P1"><text:soft-page-break/><text:s text:c="4"/>int col = i % 5;</text:p>
      <text:p text:style-name="P1"><text:s text:c="4"/>int row = i / 5;</text:p>
      <text:p text:style-name="P1"/>
      <text:p text:style-name="P1"><text:s text:c="4"/>float x = placeGridX + col * (placeCellSize + placeGap);</text:p>
      <text:p text:style-name="P1"><text:s text:c="4"/>float y = placeGridY + row * (placeCellSize + placeGap);</text:p>
      <text:p text:style-name="P1"/>
      <text:p text:style-name="P1"><text:s text:c="4"/>boolean selected = (imgRec.placeId == placeId);</text:p>
      <text:p text:style-name="P1"/>
      <text:p text:style-name="P1"><text:s text:c="4"/>if (selected) {</text:p>
      <text:p text:style-name="P1"><text:s text:c="6"/>fill(editable ? color(80, 180, 255) : color(90, 130, 180));</text:p>
      <text:p text:style-name="P1"><text:s text:c="4"/>} else {</text:p>
      <text:p text:style-name="P1"><text:s text:c="6"/>fill(editable ? color(52) : color(40));</text:p>
      <text:p text:style-name="P1"><text:s text:c="4"/>}</text:p>
      <text:p text:style-name="P1"/>
      <text:p text:style-name="P1"><text:s text:c="4"/>rect(x, y, placeCellSize, placeCellSize, 10);</text:p>
      <text:p text:style-name="P1"/>
      <text:p text:style-name="P1"><text:s text:c="4"/>fill(selected ? 15 : (editable ? 255 : 170));</text:p>
      <text:p text:style-name="P1"><text:s text:c="4"/>textAlign(CENTER, CENTER);</text:p>
      <text:p text:style-name="P1"><text:s text:c="4"/>textSize(16);</text:p>
      <text:p text:style-name="P1"><text:s text:c="4"/>text(nf(placeId, 2), x + placeCellSize / 2.0, y + placeCellSize / 2.0);</text:p>
      <text:p text:style-name="P1"><text:s text:c="2"/>}</text:p>
      <text:p text:style-name="P1"/>
      <text:p text:style-name="P1"><text:s text:c="2"/>drawSlider("Jour", imgRec.day, 1, daysInMonth(imgRec.year, imgRec.month), daySliderX, daySliderY, sliderW, sliderH, editable);</text:p>
      <text:p text:style-name="P1"><text:s text:c="2"/>drawSlider("Mois", imgRec.month, 1, 12, monthSliderX, monthSliderY, sliderW, sliderH, editable);</text:p>
      <text:p text:style-name="P1"><text:s text:c="2"/>drawSlider("Année", imgRec.year, minYear, maxYear, yearSliderX, yearSliderY, sliderW, sliderH, editable);</text:p>
      <text:p text:style-name="P1"/>
      <text:p text:style-name="P1"><text:s text:c="2"/>fill(180);</text:p>
      <text:p text:style-name="P1"><text:s text:c="2"/>textAlign(LEFT, TOP);</text:p>
      <text:p text:style-name="P1"><text:s text:c="2"/>textSize(16);</text:p>
      <text:p text:style-name="P1"/>
      <text:p text:style-name="P1"><text:s text:c="2"/>String placeText = (imgRec.placeId == 0) ? "--" : nf(imgRec.placeId, 2);</text:p>
      <text:p text:style-name="P1"><text:s text:c="2"/>String dateText = nf(imgRec.day, 2) + "/" + nf(imgRec.month, 2) + "/" + imgRec.year;</text:p>
      <text:p text:style-name="P1"><text:s text:c="2"/>String idText = (imgRec.imageId == null || imgRec.imageId.equals("")) ? "--" : imgRec.imageId;</text:p>
      <text:p text:style-name="P1"/>
      <text:p text:style-name="P1"><text:s text:c="2"/>text("Résumé", metaPanelX + 20, yearSliderY + 46);</text:p>
      <text:p text:style-name="P1"><text:s text:c="2"/>fill(255);</text:p>
      <text:p text:style-name="P1"><text:s text:c="2"/>text("ID : " + idText, metaPanelX + 20, yearSliderY + 72);</text:p>
      <text:p text:style-name="P1"><text:s text:c="2"/>text("Lieu : " + placeText, metaPanelX + 20, yearSliderY + 98);</text:p>
      <text:p text:style-name="P1"><text:s text:c="2"/>text("Date : " + dateText, metaPanelX + 20, yearSliderY + 124);</text:p>
      <text:p text:style-name="P1"/>
      <text:p text:style-name="P1"><text:s text:c="2"/>fill(editable ? color(230, 210, 120) : color(120, 220, 150));</text:p>
      <text:p text:style-name="P1"><text:s text:c="2"/>text("État : " + (editable ? "édition" : "validée"), metaPanelX + 20, yearSliderY + 150);</text:p>
      <text:p text:style-name="P1"/>
      <text:p text:style-name="P1"><text:s text:c="2"/>drawValidateButton(imgRec);</text:p>
      <text:p text:style-name="P1">}</text:p>
      <text:p text:style-name="P1"/>
      <text:p text:style-name="P1">void drawSlider(String label, int value, int minValue, int maxValue, float x, float y, float w, float h, boolean editable) {</text:p>
      <text:p text:style-name="P1"><text:s text:c="2"/>fill(editable ? 220 : 160);</text:p>
      <text:p text:style-name="P1"><text:soft-page-break/><text:s text:c="2"/>textAlign(LEFT, BOTTOM);</text:p>
      <text:p text:style-name="P1"><text:s text:c="2"/>textSize(16);</text:p>
      <text:p text:style-name="P1"><text:s text:c="2"/>text(label + " : " + value, x, y - 10);</text:p>
      <text:p text:style-name="P1"/>
      <text:p text:style-name="P1"><text:s text:c="2"/>fill(editable ? 60 : 42);</text:p>
      <text:p text:style-name="P1"><text:s text:c="2"/>rect(x, y, w, h, 10);</text:p>
      <text:p text:style-name="P1"/>
      <text:p text:style-name="P1"><text:s text:c="2"/>float t = map(value, minValue, maxValue, 0, 1);</text:p>
      <text:p text:style-name="P1"><text:s text:c="2"/>float knobX = x + t * w;</text:p>
      <text:p text:style-name="P1"/>
      <text:p text:style-name="P1"><text:s text:c="2"/>fill(editable ? color(80, 180, 255) : color(95, 130, 155));</text:p>
      <text:p text:style-name="P1"><text:s text:c="2"/>rect(x, y, knobX - x, h, 10);</text:p>
      <text:p text:style-name="P1"/>
      <text:p text:style-name="P1"><text:s text:c="2"/>fill(editable ? 255 : 190);</text:p>
      <text:p text:style-name="P1"><text:s text:c="2"/>ellipse(knobX, y + h / 2.0, 22, 22);</text:p>
      <text:p text:style-name="P1"/>
      <text:p text:style-name="P1"><text:s text:c="2"/>fill(160);</text:p>
      <text:p text:style-name="P1"><text:s text:c="2"/>textAlign(LEFT, TOP);</text:p>
      <text:p text:style-name="P1"><text:s text:c="2"/>textSize(12);</text:p>
      <text:p text:style-name="P1"><text:s text:c="2"/>text(str(minValue), x, y + h + 8);</text:p>
      <text:p text:style-name="P1"><text:s text:c="2"/>textAlign(RIGHT, TOP);</text:p>
      <text:p text:style-name="P1"><text:s text:c="2"/>text(str(maxValue), x + w, y + h + 8);</text:p>
      <text:p text:style-name="P1">}</text:p>
      <text:p text:style-name="P1"/>
      <text:p text:style-name="P1">void drawValidateButton(ImageRecord imgRec) {</text:p>
      <text:p text:style-name="P1"><text:s text:c="2"/>String label = imgRec.getActionLabel();</text:p>
      <text:p text:style-name="P1"><text:s text:c="2"/>boolean over = isOverValidateButton();</text:p>
      <text:p text:style-name="P1"/>
      <text:p text:style-name="P1"><text:s text:c="2"/>if (label.equals("Modifier")) {</text:p>
      <text:p text:style-name="P1"><text:s text:c="4"/>fill(over ? color(100, 180, 255) : color(70, 140, 220));</text:p>
      <text:p text:style-name="P1"><text:s text:c="2"/>} else {</text:p>
      <text:p text:style-name="P1"><text:s text:c="4"/>fill(over ? color(110, 210, 130) : color(70, 170, 95));</text:p>
      <text:p text:style-name="P1"><text:s text:c="2"/>}</text:p>
      <text:p text:style-name="P1"/>
      <text:p text:style-name="P1"><text:s text:c="2"/>rect(validateBtnX, validateBtnY, validateBtnW, validateBtnH, 18);</text:p>
      <text:p text:style-name="P1"/>
      <text:p text:style-name="P1"><text:s text:c="2"/>fill(255);</text:p>
      <text:p text:style-name="P1"><text:s text:c="2"/>textAlign(CENTER, CENTER);</text:p>
      <text:p text:style-name="P1"><text:s text:c="2"/>textSize(24);</text:p>
      <text:p text:style-name="P1"><text:s text:c="2"/>text(label, validateBtnX + validateBtnW / 2.0, validateBtnY + validateBtnH / 2.0);</text:p>
      <text:p text:style-name="P1">}</text:p>
      <text:p text:style-name="P1"/>
      <text:p text:style-name="P1">void drawEndSessionButton() {</text:p>
      <text:p text:style-name="P1"><text:s text:c="2"/>boolean over = isOverEndSessionButton();</text:p>
      <text:p text:style-name="P1"/>
      <text:p text:style-name="P1"><text:s text:c="2"/>fill(over ? color(235, 120, 90) : color(200, 90, 65));</text:p>
      <text:p text:style-name="P1"><text:s text:c="2"/>rect(endSessionBtnX, endSessionBtnY, endSessionBtnW, endSessionBtnH, 16);</text:p>
      <text:p text:style-name="P1"/>
      <text:p text:style-name="P1"><text:s text:c="2"/>fill(255);</text:p>
      <text:p text:style-name="P1"><text:s text:c="2"/>textAlign(CENTER, CENTER);</text:p>
      <text:p text:style-name="P1"><text:s text:c="2"/>textSize(22);</text:p>
      <text:p text:style-name="P1"><text:soft-page-break/><text:s text:c="2"/>text("Fin de session", endSessionBtnX + endSessionBtnW / 2.0, endSessionBtnY + endSessionBtnH / 2.0);</text:p>
      <text:p text:style-name="P1">}</text:p>
      <text:p text:style-name="P1"/>
      <text:p text:style-name="P1">boolean isOverValidateButton() {</text:p>
      <text:p text:style-name="P1"><text:s text:c="2"/>return mouseX &gt;= validateBtnX &amp;&amp; mouseX &lt;= validateBtnX + validateBtnW &amp;&amp;</text:p>
      <text:p text:style-name="P1"><text:s text:c="9"/>mouseY &gt;= validateBtnY &amp;&amp; mouseY &lt;= validateBtnY + validateBtnH;</text:p>
      <text:p text:style-name="P1">}</text:p>
      <text:p text:style-name="P1"/>
      <text:p text:style-name="P1">boolean isOverEndSessionButton() {</text:p>
      <text:p text:style-name="P1"><text:s text:c="2"/>return mouseX &gt;= endSessionBtnX &amp;&amp; mouseX &lt;= endSessionBtnX + endSessionBtnW &amp;&amp;</text:p>
      <text:p text:style-name="P1"><text:s text:c="9"/>mouseY &gt;= endSessionBtnY &amp;&amp; mouseY &lt;= endSessionBtnY + endSessionBtnH;</text:p>
      <text:p text:style-name="P1">}</text:p>
      <text:p text:style-name="P1"/>
      <text:p text:style-name="P1">int getClickedPlaceId(float mx, float my) {</text:p>
      <text:p text:style-name="P1"><text:s text:c="2"/>for (int i = 0; i &lt; 25; i++) {</text:p>
      <text:p text:style-name="P1"><text:s text:c="4"/>int placeId = i + 1;</text:p>
      <text:p text:style-name="P1"><text:s text:c="4"/>int col = i % 5;</text:p>
      <text:p text:style-name="P1"><text:s text:c="4"/>int row = i / 5;</text:p>
      <text:p text:style-name="P1"/>
      <text:p text:style-name="P1"><text:s text:c="4"/>float x = placeGridX + col * (placeCellSize + placeGap);</text:p>
      <text:p text:style-name="P1"><text:s text:c="4"/>float y = placeGridY + row * (placeCellSize + placeGap);</text:p>
      <text:p text:style-name="P1"/>
      <text:p text:style-name="P1"><text:s text:c="4"/>if (mx &gt;= x &amp;&amp; mx &lt;= x + placeCellSize &amp;&amp;</text:p>
      <text:p text:style-name="P1"><text:s text:c="8"/>my &gt;= y &amp;&amp; my &lt;= y + placeCellSize) {</text:p>
      <text:p text:style-name="P1"><text:s text:c="6"/>return placeId;</text:p>
      <text:p text:style-name="P1"><text:s text:c="4"/>}</text:p>
      <text:p text:style-name="P1"><text:s text:c="2"/>}</text:p>
      <text:p text:style-name="P1"><text:s text:c="2"/>return -1;</text:p>
      <text:p text:style-name="P1">}</text:p>
      <text:p text:style-name="P1"/>
      <text:p text:style-name="P1">String getClickedSlider(float mx, float my) {</text:p>
      <text:p text:style-name="P1"><text:s text:c="2"/>if (mx &gt;= daySliderX &amp;&amp; mx &lt;= daySliderX + sliderW &amp;&amp;</text:p>
      <text:p text:style-name="P1"><text:s text:c="6"/>my &gt;= daySliderY - 8 &amp;&amp; my &lt;= daySliderY + sliderH + 8) {</text:p>
      <text:p text:style-name="P1"><text:s text:c="4"/>return "day";</text:p>
      <text:p text:style-name="P1"><text:s text:c="2"/>}</text:p>
      <text:p text:style-name="P1"/>
      <text:p text:style-name="P1"><text:s text:c="2"/>if (mx &gt;= monthSliderX &amp;&amp; mx &lt;= monthSliderX + sliderW &amp;&amp;</text:p>
      <text:p text:style-name="P1"><text:s text:c="6"/>my &gt;= monthSliderY - 8 &amp;&amp; my &lt;= monthSliderY + sliderH + 8) {</text:p>
      <text:p text:style-name="P1"><text:s text:c="4"/>return "month";</text:p>
      <text:p text:style-name="P1"><text:s text:c="2"/>}</text:p>
      <text:p text:style-name="P1"/>
      <text:p text:style-name="P1"><text:s text:c="2"/>if (mx &gt;= yearSliderX &amp;&amp; mx &lt;= yearSliderX + sliderW &amp;&amp;</text:p>
      <text:p text:style-name="P1"><text:s text:c="6"/>my &gt;= yearSliderY - 8 &amp;&amp; my &lt;= yearSliderY + sliderH + 8) {</text:p>
      <text:p text:style-name="P1"><text:s text:c="4"/>return "year";</text:p>
      <text:p text:style-name="P1"><text:s text:c="2"/>}</text:p>
      <text:p text:style-name="P1"/>
      <text:p text:style-name="P1"><text:s text:c="2"/>return "";</text:p>
      <text:p text:style-name="P1">}</text:p>
      <text:p text:style-name="P1"/>
      <text:p text:style-name="P1">int sliderValueFromMouse(float mx, float x, float w, int minValue, int maxValue) {</text:p>
      <text:p text:style-name="P1"><text:s text:c="2"/>float t = constrain((mx - x) / w, 0, 1);</text:p>
      <text:p text:style-name="P1"><text:soft-page-break/><text:s text:c="2"/>return round(minValue + t * (maxValue - minValue));</text:p>
      <text:p text:style-name="P1">}</text:p>
      <text:p text:style-name="P1"/>
      <text:p text:style-name="P1">void updateActiveSlider(float mx) {</text:p>
      <text:p text:style-name="P1"><text:s text:c="2"/>ImageRecord imgRec = shared.getCurrentRecordCopy();</text:p>
      <text:p text:style-name="P1"><text:s text:c="2"/>if (imgRec == null || !imgRec.isEditable()) return;</text:p>
      <text:p text:style-name="P1"/>
      <text:p text:style-name="P1"><text:s text:c="2"/>if (activeSlider.equals("day")) {</text:p>
      <text:p text:style-name="P1"><text:s text:c="4"/>int maxDay = daysInMonth(imgRec.year, imgRec.month);</text:p>
      <text:p text:style-name="P1"><text:s text:c="4"/>shared.setDayForCurrent(sliderValueFromMouse(mx, daySliderX, sliderW, 1, maxDay));</text:p>
      <text:p text:style-name="P1"><text:s text:c="2"/>} else if (activeSlider.equals("month")) {</text:p>
      <text:p text:style-name="P1"><text:s text:c="4"/>shared.setMonthForCurrent(sliderValueFromMouse(mx, monthSliderX, sliderW, 1, 12));</text:p>
      <text:p text:style-name="P1"><text:s text:c="2"/>} else if (activeSlider.equals("year")) {</text:p>
      <text:p text:style-name="P1"><text:s text:c="4"/>shared.setYearForCurrent(sliderValueFromMouse(mx, yearSliderX, sliderW, minYear, maxYear));</text:p>
      <text:p text:style-name="P1"><text:s text:c="2"/>}</text:p>
      <text:p text:style-name="P1">}</text:p>
      <text:p text:style-name="P1"/>
      <text:p text:style-name="P1">void mousePressed() {</text:p>
      <text:p text:style-name="P1"><text:s text:c="2"/>ArrayList&lt;ImageRecord&gt; imgRecs = shared.getRecordsSnapshot();</text:p>
      <text:p text:style-name="P1"><text:s text:c="2"/>int currentIndex = shared.getCurrentIndex();</text:p>
      <text:p text:style-name="P1"/>
      <text:p text:style-name="P1"><text:s text:c="2"/>if (isOverEndSessionButton()) {</text:p>
      <text:p text:style-name="P1"><text:s text:c="4"/>handleEndSession();</text:p>
      <text:p text:style-name="P1"><text:s text:c="4"/>return;</text:p>
      <text:p text:style-name="P1"><text:s text:c="2"/>}</text:p>
      <text:p text:style-name="P1"/>
      <text:p text:style-name="P1"><text:s text:c="2"/>if (imgRecs.size() &gt; 0 &amp;&amp; currentIndex &gt;= 0 &amp;&amp; currentIndex &lt; imgRecs.size()) {</text:p>
      <text:p text:style-name="P1"><text:s text:c="4"/>ImageRecord currentImgRec = imgRecs.get(currentIndex);</text:p>
      <text:p text:style-name="P1"/>
      <text:p text:style-name="P1"><text:s text:c="4"/>if (isOverValidateButton()) {</text:p>
      <text:p text:style-name="P1"><text:s text:c="6"/>if (!currentImgRec.validated) {</text:p>
      <text:p text:style-name="P1"><text:s text:c="8"/>ensureEncodedFileForCurrent();</text:p>
      <text:p text:style-name="P1"><text:s text:c="8"/>shared.validateCurrent();</text:p>
      <text:p text:style-name="P1"><text:s text:c="8"/>writeSessionTempFile();</text:p>
      <text:p text:style-name="P1"><text:s text:c="8"/>flash("Image validée dans la session");</text:p>
      <text:p text:style-name="P1"><text:s text:c="6"/>} else if (!currentImgRec.editing) {</text:p>
      <text:p text:style-name="P1"><text:s text:c="8"/>shared.beginEditCurrent();</text:p>
      <text:p text:style-name="P1"><text:s text:c="8"/>flash("Mode modification");</text:p>
      <text:p text:style-name="P1"><text:s text:c="6"/>} else {</text:p>
      <text:p text:style-name="P1"><text:s text:c="8"/>ensureEncodedFileForCurrent();</text:p>
      <text:p text:style-name="P1"><text:s text:c="8"/>shared.validateCurrent();</text:p>
      <text:p text:style-name="P1"><text:s text:c="8"/>writeSessionTempFile();</text:p>
      <text:p text:style-name="P1"><text:s text:c="8"/>flash("Image mise à jour");</text:p>
      <text:p text:style-name="P1"><text:s text:c="6"/>}</text:p>
      <text:p text:style-name="P1"><text:s text:c="6"/>return;</text:p>
      <text:p text:style-name="P1"><text:s text:c="4"/>}</text:p>
      <text:p text:style-name="P1"/>
      <text:p text:style-name="P1"><text:s text:c="4"/>if (currentImgRec.isEditable()) {</text:p>
      <text:p text:style-name="P1"><text:s text:c="6"/>int placeId = getClickedPlaceId(mouseX, mouseY);</text:p>
      <text:p text:style-name="P1"><text:s text:c="6"/>if (placeId != -1) {</text:p>
      <text:p text:style-name="P1"><text:s text:c="8"/>shared.setPlaceForCurrent(placeId);</text:p>
      <text:p text:style-name="P1"><text:soft-page-break/><text:s text:c="8"/>return;</text:p>
      <text:p text:style-name="P1"><text:s text:c="6"/>}</text:p>
      <text:p text:style-name="P1"/>
      <text:p text:style-name="P1"><text:s text:c="6"/>String sliderHit = getClickedSlider(mouseX, mouseY);</text:p>
      <text:p text:style-name="P1"><text:s text:c="6"/>if (!sliderHit.equals("")) {</text:p>
      <text:p text:style-name="P1"><text:s text:c="8"/>activeSlider = sliderHit;</text:p>
      <text:p text:style-name="P1"><text:s text:c="8"/>updateActiveSlider(mouseX);</text:p>
      <text:p text:style-name="P1"><text:s text:c="8"/>return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if (imgRecs.size() &gt; 1) {</text:p>
      <text:p text:style-name="P1"><text:s text:c="4"/>if (isOverLeftButton()) {</text:p>
      <text:p text:style-name="P1"><text:s text:c="6"/>shared.prev();</text:p>
      <text:p text:style-name="P1"><text:s text:c="6"/>return;</text:p>
      <text:p text:style-name="P1"><text:s text:c="4"/>}</text:p>
      <text:p text:style-name="P1"/>
      <text:p text:style-name="P1"><text:s text:c="4"/>if (isOverRightButton()) {</text:p>
      <text:p text:style-name="P1"><text:s text:c="6"/>shared.next();</text:p>
      <text:p text:style-name="P1"><text:s text:c="6"/>return;</text:p>
      <text:p text:style-name="P1"><text:s text:c="4"/>}</text:p>
      <text:p text:style-name="P1"><text:s text:c="2"/>}</text:p>
      <text:p text:style-name="P1"/>
      <text:p text:style-name="P1"><text:s text:c="2"/>int clickedThumb = getClickedThumbnailIndex(imgRecs, currentIndex, mouseX, mouseY);</text:p>
      <text:p text:style-name="P1"><text:s text:c="2"/>if (clickedThumb != -1) {</text:p>
      <text:p text:style-name="P1"><text:s text:c="4"/>shared.setCurrentIndex(clickedThumb);</text:p>
      <text:p text:style-name="P1"><text:s text:c="2"/>}</text:p>
      <text:p text:style-name="P1">}</text:p>
      <text:p text:style-name="P1"/>
      <text:p text:style-name="P1">void mouseDragged() {</text:p>
      <text:p text:style-name="P1"><text:s text:c="2"/>if (!activeSlider.equals("")) {</text:p>
      <text:p text:style-name="P1"><text:s text:c="4"/>updateActiveSlider(mouseX);</text:p>
      <text:p text:style-name="P1"><text:s text:c="2"/>}</text:p>
      <text:p text:style-name="P1">}</text:p>
      <text:p text:style-name="P1"/>
      <text:p text:style-name="P1">void mouseReleased() {</text:p>
      <text:p text:style-name="P1"><text:s text:c="2"/>activeSlider = "";</text:p>
      <text:p text:style-name="P1">}</text:p>
      <text:p text:style-name="P1"/>
      <text:p text:style-name="P1">void keyPressed() {</text:p>
      <text:p text:style-name="P1"><text:s text:c="2"/>if (keyCode == LEFT) {</text:p>
      <text:p text:style-name="P1"><text:s text:c="4"/>shared.prev();</text:p>
      <text:p text:style-name="P1"><text:s text:c="2"/>} else if (keyCode == RIGHT) {</text:p>
      <text:p text:style-name="P1"><text:s text:c="4"/>shared.next();</text:p>
      <text:p text:style-name="P1"><text:s text:c="2"/>}</text:p>
      <text:p text:style-name="P1">}</text:p>
      <text:p text:style-name="P1"/>
      <text:p text:style-name="P1">int getClickedThumbnailIndex(ArrayList&lt;ImageRecord&gt; imgRecs, int currentIndex, float mx, float my) {</text:p>
      <text:p text:style-name="P1"><text:s text:c="2"/>int count = imgRecs.size();</text:p>
      <text:p text:style-name="P1"><text:s text:c="2"/>if (count == 0) return -1;</text:p>
      <text:p text:style-name="P1"><text:soft-page-break/></text:p>
      <text:p text:style-name="P1"><text:s text:c="2"/>int maxThumbs = max(1, floor((previewAreaW + thumbsGap) / (140 + thumbsGap)));</text:p>
      <text:p text:style-name="P1"><text:s text:c="2"/>maxThumbs = min(maxThumbs, count);</text:p>
      <text:p text:style-name="P1"/>
      <text:p text:style-name="P1"><text:s text:c="2"/>int start = currentIndex - maxThumbs / 2;</text:p>
      <text:p text:style-name="P1"><text:s text:c="2"/>start = max(0, start);</text:p>
      <text:p text:style-name="P1"><text:s text:c="2"/>start = min(start, count - maxThumbs);</text:p>
      <text:p text:style-name="P1"/>
      <text:p text:style-name="P1"><text:s text:c="2"/>float localThumbW = (previewAreaW - (maxThumbs - 1) * thumbsGap) / (float) maxThumbs;</text:p>
      <text:p text:style-name="P1"/>
      <text:p text:style-name="P1"><text:s text:c="2"/>for (int i = 0; i &lt; maxThumbs; i++) {</text:p>
      <text:p text:style-name="P1"><text:s text:c="4"/>float x = previewAreaX + i * (localThumbW + thumbsGap);</text:p>
      <text:p text:style-name="P1"><text:s text:c="4"/>float y = thumbsY;</text:p>
      <text:p text:style-name="P1"/>
      <text:p text:style-name="P1"><text:s text:c="4"/>if (mx &gt;= x &amp;&amp; mx &lt;= x + localThumbW &amp;&amp;</text:p>
      <text:p text:style-name="P1"><text:s text:c="8"/>my &gt;= y &amp;&amp; my &lt;= y + thumbsH) {</text:p>
      <text:p text:style-name="P1"><text:s text:c="6"/>return start + i;</text:p>
      <text:p text:style-name="P1"><text:s text:c="4"/>}</text:p>
      <text:p text:style-name="P1"><text:s text:c="2"/>}</text:p>
      <text:p text:style-name="P1"/>
      <text:p text:style-name="P1"><text:s text:c="2"/>return -1;</text:p>
      <text:p text:style-name="P1">}</text:p>
      <text:p text:style-name="P1"/>
      <text:p text:style-name="P1">PImage getControlImage(String path) {</text:p>
      <text:p text:style-name="P1"><text:s text:c="2"/>if (path == null) return null;</text:p>
      <text:p text:style-name="P1"/>
      <text:p text:style-name="P1"><text:s text:c="2"/>PImage img = controlCache.get(path);</text:p>
      <text:p text:style-name="P1"><text:s text:c="2"/>if (img == null) {</text:p>
      <text:p text:style-name="P1"><text:s text:c="4"/>img = loadImage(path);</text:p>
      <text:p text:style-name="P1"><text:s text:c="4"/>if (img != null &amp;&amp; img.width &gt; 0 &amp;&amp; img.height &gt; 0) {</text:p>
      <text:p text:style-name="P1"><text:s text:c="6"/>controlCache.put(path, img);</text:p>
      <text:p text:style-name="P1"><text:s text:c="4"/>} else {</text:p>
      <text:p text:style-name="P1"><text:s text:c="6"/>img = null;</text:p>
      <text:p text:style-name="P1"><text:s text:c="4"/>}</text:p>
      <text:p text:style-name="P1"><text:s text:c="2"/>}</text:p>
      <text:p text:style-name="P1"><text:s text:c="2"/>return img;</text:p>
      <text:p text:style-name="P1">}</text:p>
      <text:p text:style-name="P1"/>
      <text:p text:style-name="P1">void drawImageContain(PApplet app, PImage img, float areaX, float areaY, float areaW, float areaH) {</text:p>
      <text:p text:style-name="P1"><text:s text:c="2"/>float scale = min(areaW / img.width, areaH / img.height);</text:p>
      <text:p text:style-name="P1"><text:s text:c="2"/>float w = img.width * scale;</text:p>
      <text:p text:style-name="P1"><text:s text:c="2"/>float h = img.height * scale;</text:p>
      <text:p text:style-name="P1"><text:s text:c="2"/>float x = areaX + (areaW - w) / 2.0;</text:p>
      <text:p text:style-name="P1"><text:s text:c="2"/>float y = areaY + (areaH - h) / 2.0;</text:p>
      <text:p text:style-name="P1"><text:s text:c="2"/>app.image(img, x, y, w, h);</text:p>
      <text:p text:style-name="P1">}</text:p>
      <text:p text:style-name="P1"/>
      <text:p text:style-name="P1">int daysInMonth(int y, int m) {</text:p>
      <text:p text:style-name="P1"><text:s text:c="2"/>if (m == 2) {</text:p>
      <text:p text:style-name="P1"><text:s text:c="4"/>boolean leap = (y % 4 == 0 &amp;&amp; y % 100 != 0) || (y % 400 == 0);</text:p>
      <text:p text:style-name="P1"><text:s text:c="4"/>return leap ? 29 : 28;</text:p>
      <text:p text:style-name="P1"><text:soft-page-break/><text:s text:c="2"/>}</text:p>
      <text:p text:style-name="P1"/>
      <text:p text:style-name="P1"><text:s text:c="2"/>if (m == 4 || m == 6 || m == 9 || m == 11) {</text:p>
      <text:p text:style-name="P1"><text:s text:c="4"/>return 30;</text:p>
      <text:p text:style-name="P1"><text:s text:c="2"/>}</text:p>
      <text:p text:style-name="P1"/>
      <text:p text:style-name="P1"><text:s text:c="2"/>return 31;</text:p>
      <text:p text:style-name="P1">}</text:p>
      <text:p text:style-name="P1"/>
      <text:p text:style-name="P1">String findLocalIPv4() {</text:p>
      <text:p text:style-name="P1"><text:s text:c="2"/>try {</text:p>
      <text:p text:style-name="P1"><text:s text:c="4"/>Enumeration&lt;NetworkInterface&gt; nets = NetworkInterface.getNetworkInterfaces();</text:p>
      <text:p text:style-name="P1"><text:s text:c="4"/>while (nets.hasMoreElements()) {</text:p>
      <text:p text:style-name="P1"><text:s text:c="6"/>NetworkInterface net = nets.nextElement();</text:p>
      <text:p text:style-name="P1"><text:s text:c="6"/>if (!net.isUp() || net.isLoopback() || net.isVirtual()) continue;</text:p>
      <text:p text:style-name="P1"/>
      <text:p text:style-name="P1"><text:s text:c="6"/>Enumeration&lt;InetAddress&gt; addrs = net.getInetAddresses();</text:p>
      <text:p text:style-name="P1"><text:s text:c="6"/>while (addrs.hasMoreElements()) {</text:p>
      <text:p text:style-name="P1"><text:s text:c="8"/>InetAddress addr = addrs.nextElement();</text:p>
      <text:p text:style-name="P1"><text:s text:c="8"/>String ip = addr.getHostAddress();</text:p>
      <text:p text:style-name="P1"><text:s text:c="8"/>if (ip.indexOf(':') == -1 &amp;&amp; !addr.isLoopbackAddress()) {</text:p>
      <text:p text:style-name="P1"><text:s text:c="10"/>return ip;</text:p>
      <text:p text:style-name="P1"><text:s text:c="8"/>}</text:p>
      <text:p text:style-name="P1"><text:s text:c="6"/>}</text:p>
      <text:p text:style-name="P1"><text:s text:c="4"/>}</text:p>
      <text:p text:style-name="P1"><text:s text:c="2"/>} catch (Exception e) {</text:p>
      <text:p text:style-name="P1"><text:s text:c="4"/>e.printStackTrace();</text:p>
      <text:p text:style-name="P1"><text:s text:c="2"/>}</text:p>
      <text:p text:style-name="P1"><text:s text:c="2"/>return "localhost";</text:p>
      <text:p text:style-name="P1">}</text:p>
      <text:p text:style-name="P1"/>
      <text:p text:style-name="P1">void flash(String msg) {</text:p>
      <text:p text:style-name="P1"><text:s text:c="2"/>flashMessage = msg;</text:p>
      <text:p text:style-name="P1"><text:s text:c="2"/>flashMessageUntil = millis() + 3500;</text:p>
      <text:p text:style-name="P1">}</text:p>
      <text:p text:style-name="P1"/>
      <text:p text:style-name="P1">// ----------------------------------------------------</text:p>
      <text:p text:style-name="P1">// FICHIERS CSV TEXTE SIMPLES</text:p>
      <text:p text:style-name="P1">// ----------------------------------------------------</text:p>
      <text:p text:style-name="P1">String csvHeader() {</text:p>
      <text:p text:style-name="P1"><text:s text:c="2"/>return "image_id;raw_path;encoded_path;place_id;day;month;year;validated";</text:p>
      <text:p text:style-name="P1">}</text:p>
      <text:p text:style-name="P1"/>
      <text:p text:style-name="P1">String recordToCsvLine(ImageRecord imgRec) {</text:p>
      <text:p text:style-name="P1"><text:s text:c="2"/>return imgRec.imageId + ";" +</text:p>
      <text:p text:style-name="P1"><text:s text:c="9"/>imgRec.path + ";" +</text:p>
      <text:p text:style-name="P1"><text:s text:c="9"/>imgRec.encodedPath + ";" +</text:p>
      <text:p text:style-name="P1"><text:s text:c="9"/>imgRec.placeId + ";" +</text:p>
      <text:p text:style-name="P1"><text:s text:c="9"/>imgRec.day + ";" +</text:p>
      <text:p text:style-name="P1"><text:s text:c="9"/>imgRec.month + ";" +</text:p>
      <text:p text:style-name="P1"><text:s text:c="9"/>imgRec.year + ";" +</text:p>
      <text:p text:style-name="P1"><text:s text:c="9"/>(imgRec.validated ? "1" : "0");</text:p>
      <text:p text:style-name="P1"><text:soft-page-break/>}</text:p>
      <text:p text:style-name="P1"/>
      <text:p text:style-name="P1">ImageRecord csvLineToRecord(String line) {</text:p>
      <text:p text:style-name="P1"><text:s text:c="2"/>if (line == null) return null;</text:p>
      <text:p text:style-name="P1"><text:s text:c="2"/>String trimmed = trim(line);</text:p>
      <text:p text:style-name="P1"><text:s text:c="2"/>if (trimmed.length() == 0) return null;</text:p>
      <text:p text:style-name="P1"><text:s text:c="2"/>if (trimmed.startsWith("image_id;")) return null;</text:p>
      <text:p text:style-name="P1"/>
      <text:p text:style-name="P1"><text:s text:c="2"/>String[] parts = split(trimmed, ';');</text:p>
      <text:p text:style-name="P1"><text:s text:c="2"/>if (parts == null || parts.length &lt; 8) return null;</text:p>
      <text:p text:style-name="P1"/>
      <text:p text:style-name="P1"><text:s text:c="2"/>try {</text:p>
      <text:p text:style-name="P1"><text:s text:c="4"/>String imageId = parts[0];</text:p>
      <text:p text:style-name="P1"><text:s text:c="4"/>String rawPath = parts[1];</text:p>
      <text:p text:style-name="P1"><text:s text:c="4"/>String encodedPath = parts[2];</text:p>
      <text:p text:style-name="P1"><text:s text:c="4"/>int placeId = Integer.parseInt(parts[3]);</text:p>
      <text:p text:style-name="P1"><text:s text:c="4"/>int day = Integer.parseInt(parts[4]);</text:p>
      <text:p text:style-name="P1"><text:s text:c="4"/>int month = Integer.parseInt(parts[5]);</text:p>
      <text:p text:style-name="P1"><text:s text:c="4"/>int year = Integer.parseInt(parts[6]);</text:p>
      <text:p text:style-name="P1"><text:s text:c="4"/>int validated = Integer.parseInt(parts[7]);</text:p>
      <text:p text:style-name="P1"/>
      <text:p text:style-name="P1"><text:s text:c="4"/>ImageRecord imgRec = new ImageRecord(rawPath, year, month, day);</text:p>
      <text:p text:style-name="P1"><text:s text:c="4"/>imgRec.imageId = imageId;</text:p>
      <text:p text:style-name="P1"><text:s text:c="4"/>imgRec.encodedPath = encodedPath;</text:p>
      <text:p text:style-name="P1"><text:s text:c="4"/>imgRec.placeId = placeId;</text:p>
      <text:p text:style-name="P1"><text:s text:c="4"/>imgRec.validated = (validated == 1);</text:p>
      <text:p text:style-name="P1"><text:s text:c="4"/>imgRec.editing = !imgRec.validated;</text:p>
      <text:p text:style-name="P1"><text:s text:c="4"/>return imgRec;</text:p>
      <text:p text:style-name="P1"><text:s text:c="2"/>} catch (Exception e) {</text:p>
      <text:p text:style-name="P1"><text:s text:c="4"/>return null;</text:p>
      <text:p text:style-name="P1"><text:s text:c="2"/>}</text:p>
      <text:p text:style-name="P1">}</text:p>
      <text:p text:style-name="P1"/>
      <text:p text:style-name="P1">ArrayList&lt;String&gt; readLinesSafe(String path) {</text:p>
      <text:p text:style-name="P1"><text:s text:c="2"/>ArrayList&lt;String&gt; lines = new ArrayList&lt;String&gt;();</text:p>
      <text:p text:style-name="P1"><text:s text:c="2"/>File f = new File(path);</text:p>
      <text:p text:style-name="P1"><text:s text:c="2"/>if (!f.exists()) return lines;</text:p>
      <text:p text:style-name="P1"/>
      <text:p text:style-name="P1"><text:s text:c="2"/>BufferedReader reader = null;</text:p>
      <text:p text:style-name="P1"><text:s text:c="2"/>try {</text:p>
      <text:p text:style-name="P1"><text:s text:c="4"/>reader = new BufferedReader(new InputStreamReader(new FileInputStream(f), "UTF-8"));</text:p>
      <text:p text:style-name="P1"><text:s text:c="4"/>String line;</text:p>
      <text:p text:style-name="P1"><text:s text:c="4"/>while ((line = reader.readLine()) != null) {</text:p>
      <text:p text:style-name="P1"><text:s text:c="6"/>lines.add(line);</text:p>
      <text:p text:style-name="P1"><text:s text:c="4"/>}</text:p>
      <text:p text:style-name="P1"><text:s text:c="2"/>} catch (Exception e) {</text:p>
      <text:p text:style-name="P1"><text:s text:c="4"/>e.printStackTrace();</text:p>
      <text:p text:style-name="P1"><text:s text:c="2"/>} finally {</text:p>
      <text:p text:style-name="P1"><text:s text:c="4"/>try {</text:p>
      <text:p text:style-name="P1"><text:s text:c="6"/>if (reader != null) reader.close();</text:p>
      <text:p text:style-name="P1"><text:s text:c="4"/>} catch (Exception e) {</text:p>
      <text:p text:style-name="P1"><text:s text:c="4"/>}</text:p>
      <text:p text:style-name="P1"><text:soft-page-break/><text:s text:c="2"/>}</text:p>
      <text:p text:style-name="P1"><text:s text:c="2"/>return lines;</text:p>
      <text:p text:style-name="P1">}</text:p>
      <text:p text:style-name="P1"/>
      <text:p text:style-name="P1">boolean writeLinesSafe(String path, ArrayList&lt;String&gt; lines) {</text:p>
      <text:p text:style-name="P1"><text:s text:c="2"/>PrintWriter writer = null;</text:p>
      <text:p text:style-name="P1"><text:s text:c="2"/>try {</text:p>
      <text:p text:style-name="P1"><text:s text:c="4"/>writer = new PrintWriter(new OutputStreamWriter(new FileOutputStream(path), "UTF-8"));</text:p>
      <text:p text:style-name="P1"><text:s text:c="4"/>for (String line : lines) {</text:p>
      <text:p text:style-name="P1"><text:s text:c="6"/>writer.println(line);</text:p>
      <text:p text:style-name="P1"><text:s text:c="4"/>}</text:p>
      <text:p text:style-name="P1"><text:s text:c="4"/>writer.flush();</text:p>
      <text:p text:style-name="P1"><text:s text:c="4"/>return true;</text:p>
      <text:p text:style-name="P1"><text:s text:c="2"/>} catch (Exception e) {</text:p>
      <text:p text:style-name="P1"><text:s text:c="4"/>e.printStackTrace();</text:p>
      <text:p text:style-name="P1"><text:s text:c="4"/>return false;</text:p>
      <text:p text:style-name="P1"><text:s text:c="2"/>} finally {</text:p>
      <text:p text:style-name="P1"><text:s text:c="4"/>try {</text:p>
      <text:p text:style-name="P1"><text:s text:c="6"/>if (writer != null) writer.close();</text:p>
      <text:p text:style-name="P1"><text:s text:c="4"/>} catch (Exception e) {</text:p>
      <text:p text:style-name="P1"><text:s text:c="4"/>}</text:p>
      <text:p text:style-name="P1"><text:s text:c="2"/>}</text:p>
      <text:p text:style-name="P1">}</text:p>
      <text:p text:style-name="P1"/>
      <text:p text:style-name="P1">void writeSessionTempFile() {</text:p>
      <text:p text:style-name="P1"><text:s text:c="2"/>ArrayList&lt;String&gt; lines = new ArrayList&lt;String&gt;();</text:p>
      <text:p text:style-name="P1"><text:s text:c="2"/>lines.add(csvHeader());</text:p>
      <text:p text:style-name="P1"/>
      <text:p text:style-name="P1"><text:s text:c="2"/>ArrayList&lt;ImageRecord&gt; imgRecs = shared.getRecordsSnapshot();</text:p>
      <text:p text:style-name="P1"><text:s text:c="2"/>for (ImageRecord imgRec : imgRecs) {</text:p>
      <text:p text:style-name="P1"><text:s text:c="4"/>if (imgRec.validated) {</text:p>
      <text:p text:style-name="P1"><text:s text:c="6"/>lines.add(recordToCsvLine(imgRec));</text:p>
      <text:p text:style-name="P1"><text:s text:c="4"/>}</text:p>
      <text:p text:style-name="P1"><text:s text:c="2"/>}</text:p>
      <text:p text:style-name="P1"/>
      <text:p text:style-name="P1"><text:s text:c="2"/>boolean ok = writeLinesSafe(sessionTempPath, lines);</text:p>
      <text:p text:style-name="P1"><text:s text:c="2"/>if (!ok) {</text:p>
      <text:p text:style-name="P1"><text:s text:c="4"/>flash("Erreur écriture session_temp.csv");</text:p>
      <text:p text:style-name="P1"><text:s text:c="2"/>}</text:p>
      <text:p text:style-name="P1">}</text:p>
      <text:p text:style-name="P1"/>
      <text:p text:style-name="P1">void recoverSessionTempIfPresent() {</text:p>
      <text:p text:style-name="P1"><text:s text:c="2"/>File f = new File(sessionTempPath);</text:p>
      <text:p text:style-name="P1"><text:s text:c="2"/>if (!f.exists()) return;</text:p>
      <text:p text:style-name="P1"/>
      <text:p text:style-name="P1"><text:s text:c="2"/>ArrayList&lt;String&gt; lines = readLinesSafe(sessionTempPath);</text:p>
      <text:p text:style-name="P1"><text:s text:c="2"/>int recovered = 0;</text:p>
      <text:p text:style-name="P1"/>
      <text:p text:style-name="P1"><text:s text:c="2"/>for (String line : lines) {</text:p>
      <text:p text:style-name="P1"><text:s text:c="4"/>ImageRecord imgRec = csvLineToRecord(line);</text:p>
      <text:p text:style-name="P1"><text:s text:c="4"/>if (imgRec != null) {</text:p>
      <text:p text:style-name="P1"><text:s text:c="6"/>File rawFile = new File(imgRec.path);</text:p>
      <text:p text:style-name="P1"><text:soft-page-break/><text:s text:c="6"/>if (rawFile.exists()) {</text:p>
      <text:p text:style-name="P1"><text:s text:c="8"/>shared.addLoadedRecord(imgRec);</text:p>
      <text:p text:style-name="P1"><text:s text:c="8"/>recovered++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if (recovered &gt; 0) {</text:p>
      <text:p text:style-name="P1"><text:s text:c="4"/>flash(recovered + " image(s) récupérée(s) depuis la session temporaire");</text:p>
      <text:p text:style-name="P1"><text:s text:c="2"/>}</text:p>
      <text:p text:style-name="P1">}</text:p>
      <text:p text:style-name="P1"/>
      <text:p text:style-name="P1">boolean mergeTempSessionIntoMainCsv() {</text:p>
      <text:p text:style-name="P1"><text:s text:c="2"/>LinkedHashMap&lt;String, String&gt; rowsById = new LinkedHashMap&lt;String, String&gt;();</text:p>
      <text:p text:style-name="P1"/>
      <text:p text:style-name="P1"><text:s text:c="2"/>// charge le CSV principal existant</text:p>
      <text:p text:style-name="P1"><text:s text:c="2"/>ArrayList&lt;String&gt; mainLines = readLinesSafe(metadataCsvPath);</text:p>
      <text:p text:style-name="P1"><text:s text:c="2"/>for (String line : mainLines) {</text:p>
      <text:p text:style-name="P1"><text:s text:c="4"/>ImageRecord imgRec = csvLineToRecord(line);</text:p>
      <text:p text:style-name="P1"><text:s text:c="4"/>if (imgRec != null &amp;&amp; imgRec.imageId != null &amp;&amp; imgRec.imageId.length() &gt; 0) {</text:p>
      <text:p text:style-name="P1"><text:s text:c="6"/>rowsById.put(imgRec.imageId, recordToCsvLine(imgRec));</text:p>
      <text:p text:style-name="P1"><text:s text:c="4"/>}</text:p>
      <text:p text:style-name="P1"><text:s text:c="2"/>}</text:p>
      <text:p text:style-name="P1"/>
      <text:p text:style-name="P1"><text:s text:c="2"/>// applique la session temporaire</text:p>
      <text:p text:style-name="P1"><text:s text:c="2"/>ArrayList&lt;String&gt; tempLines = readLinesSafe(sessionTempPath);</text:p>
      <text:p text:style-name="P1"><text:s text:c="2"/>int mergedCount = 0;</text:p>
      <text:p text:style-name="P1"><text:s text:c="2"/>for (String line : tempLines) {</text:p>
      <text:p text:style-name="P1"><text:s text:c="4"/>ImageRecord imgRec = csvLineToRecord(line);</text:p>
      <text:p text:style-name="P1"><text:s text:c="4"/>if (imgRec != null &amp;&amp; imgRec.imageId != null &amp;&amp; imgRec.imageId.length() &gt; 0) {</text:p>
      <text:p text:style-name="P1"><text:s text:c="6"/>rowsById.put(imgRec.imageId, recordToCsvLine(imgRec));</text:p>
      <text:p text:style-name="P1"><text:s text:c="6"/>mergedCount++;</text:p>
      <text:p text:style-name="P1"><text:s text:c="4"/>}</text:p>
      <text:p text:style-name="P1"><text:s text:c="2"/>}</text:p>
      <text:p text:style-name="P1"/>
      <text:p text:style-name="P1"><text:s text:c="2"/>ArrayList&lt;String&gt; outLines = new ArrayList&lt;String&gt;();</text:p>
      <text:p text:style-name="P1"><text:s text:c="2"/>outLines.add(csvHeader());</text:p>
      <text:p text:style-name="P1"/>
      <text:p text:style-name="P1"><text:s text:c="2"/>for (String row : rowsById.values()) {</text:p>
      <text:p text:style-name="P1"><text:s text:c="4"/>outLines.add(row);</text:p>
      <text:p text:style-name="P1"><text:s text:c="2"/>}</text:p>
      <text:p text:style-name="P1"/>
      <text:p text:style-name="P1"><text:s text:c="2"/>boolean ok = writeLinesSafe(metadataCsvPath, outLines);</text:p>
      <text:p text:style-name="P1"><text:s text:c="2"/>if (ok) {</text:p>
      <text:p text:style-name="P1"><text:s text:c="4"/>println("Session fusionnée vers metadata.csv : " + mergedCount + " ligne(s)");</text:p>
      <text:p text:style-name="P1"><text:s text:c="2"/>}</text:p>
      <text:p text:style-name="P1"><text:s text:c="2"/>return ok;</text:p>
      <text:p text:style-name="P1">}</text:p>
      <text:p text:style-name="P1"/>
      <text:p text:style-name="P1">// ----------------------------------------------------</text:p>
      <text:p text:style-name="P1">// ID IMAGE + COPIE ENCODED</text:p>
      <text:p text:style-name="P1">// ----------------------------------------------------</text:p>
      <text:p text:style-name="P1"><text:soft-page-break/>int readLastImageId() {</text:p>
      <text:p text:style-name="P1"><text:s text:c="2"/>File f = new File(idCounterPath);</text:p>
      <text:p text:style-name="P1"><text:s text:c="2"/>if (!f.exists()) return 0;</text:p>
      <text:p text:style-name="P1"/>
      <text:p text:style-name="P1"><text:s text:c="2"/>ArrayList&lt;String&gt; lines = readLinesSafe(idCounterPath);</text:p>
      <text:p text:style-name="P1"><text:s text:c="2"/>if (lines.size() == 0) return 0;</text:p>
      <text:p text:style-name="P1"/>
      <text:p text:style-name="P1"><text:s text:c="2"/>try {</text:p>
      <text:p text:style-name="P1"><text:s text:c="4"/>return Integer.parseInt(trim(lines.get(0)));</text:p>
      <text:p text:style-name="P1"><text:s text:c="2"/>} catch (Exception e) {</text:p>
      <text:p text:style-name="P1"><text:s text:c="4"/>return 0;</text:p>
      <text:p text:style-name="P1"><text:s text:c="2"/>}</text:p>
      <text:p text:style-name="P1">}</text:p>
      <text:p text:style-name="P1"/>
      <text:p text:style-name="P1">void writeLastImageId(int value) {</text:p>
      <text:p text:style-name="P1"><text:s text:c="2"/>ArrayList&lt;String&gt; lines = new ArrayList&lt;String&gt;();</text:p>
      <text:p text:style-name="P1"><text:s text:c="2"/>lines.add(str(value));</text:p>
      <text:p text:style-name="P1"><text:s text:c="2"/>writeLinesSafe(idCounterPath, lines);</text:p>
      <text:p text:style-name="P1">}</text:p>
      <text:p text:style-name="P1"/>
      <text:p text:style-name="P1">String generateNextImageId() {</text:p>
      <text:p text:style-name="P1"><text:s text:c="2"/>int lastId = readLastImageId();</text:p>
      <text:p text:style-name="P1"><text:s text:c="2"/>int nextId = lastId + 1;</text:p>
      <text:p text:style-name="P1"><text:s text:c="2"/>writeLastImageId(nextId);</text:p>
      <text:p text:style-name="P1"><text:s text:c="2"/>return "IMG" + nf(nextId, 6);</text:p>
      <text:p text:style-name="P1">}</text:p>
      <text:p text:style-name="P1"/>
      <text:p text:style-name="P1">String getFileExtension(String path) {</text:p>
      <text:p text:style-name="P1"><text:s text:c="2"/>int dot = path.lastIndexOf('.');</text:p>
      <text:p text:style-name="P1"><text:s text:c="2"/>if (dot == -1) return ".jpg";</text:p>
      <text:p text:style-name="P1"><text:s text:c="2"/>return path.substring(dot).toLowerCase();</text:p>
      <text:p text:style-name="P1">}</text:p>
      <text:p text:style-name="P1"/>
      <text:p text:style-name="P1">String buildEncodedFilename(ImageRecord imgRec) {</text:p>
      <text:p text:style-name="P1"><text:s text:c="2"/>String ext = getFileExtension(imgRec.path);</text:p>
      <text:p text:style-name="P1"><text:s text:c="2"/>String dateCode = nf(imgRec.day, 2) + nf(imgRec.month, 2) + nf(imgRec.year % 100, 2);</text:p>
      <text:p text:style-name="P1"><text:s text:c="2"/>String placeCode = "L" + nf(imgRec.placeId, 2);</text:p>
      <text:p text:style-name="P1"><text:s text:c="2"/>return imgRec.imageId + "_" + dateCode + "_" + placeCode + ext;</text:p>
      <text:p text:style-name="P1">}</text:p>
      <text:p text:style-name="P1"/>
      <text:p text:style-name="P1">void ensureEncodedFileForCurrent() {</text:p>
      <text:p text:style-name="P1"><text:s text:c="2"/>ImageRecord imgRec = shared.getCurrentRecordReference();</text:p>
      <text:p text:style-name="P1"><text:s text:c="2"/>if (imgRec == null) return;</text:p>
      <text:p text:style-name="P1"/>
      <text:p text:style-name="P1"><text:s text:c="2"/>if (imgRec.imageId == null || imgRec.imageId.equals("")) {</text:p>
      <text:p text:style-name="P1"><text:s text:c="4"/>imgRec.imageId = generateNextImageId();</text:p>
      <text:p text:style-name="P1"><text:s text:c="2"/>}</text:p>
      <text:p text:style-name="P1"/>
      <text:p text:style-name="P1"><text:s text:c="2"/>String fileName = buildEncodedFilename(imgRec);</text:p>
      <text:p text:style-name="P1"><text:s text:c="2"/>File outFile = new File(encodedDir, fileName);</text:p>
      <text:p text:style-name="P1"/>
      <text:p text:style-name="P1"><text:s text:c="2"/>try {</text:p>
      <text:p text:style-name="P1"><text:soft-page-break/><text:s text:c="4"/>if (imgRec.encodedPath != null &amp;&amp; imgRec.encodedPath.length() &gt; 0) {</text:p>
      <text:p text:style-name="P1"><text:s text:c="6"/>File oldFile = new File(imgRec.encodedPath);</text:p>
      <text:p text:style-name="P1"><text:s text:c="6"/>if (oldFile.exists() &amp;&amp; !oldFile.getAbsolutePath().equals(outFile.getAbsolutePath())) {</text:p>
      <text:p text:style-name="P1"><text:s text:c="8"/>oldFile.delete();</text:p>
      <text:p text:style-name="P1"><text:s text:c="6"/>}</text:p>
      <text:p text:style-name="P1"><text:s text:c="4"/>}</text:p>
      <text:p text:style-name="P1"/>
      <text:p text:style-name="P1"><text:s text:c="4"/>Files.copy(new File(imgRec.path).toPath(), outFile.toPath(), StandardCopyOption.REPLACE_EXISTING);</text:p>
      <text:p text:style-name="P1"><text:s text:c="4"/>imgRec.encodedPath = outFile.getAbsolutePath();</text:p>
      <text:p text:style-name="P1"><text:s text:c="4"/>println("Copie encodée créée : " + imgRec.encodedPath);</text:p>
      <text:p text:style-name="P1"><text:s text:c="2"/>} catch (Exception e) {</text:p>
      <text:p text:style-name="P1"><text:s text:c="4"/>e.printStackTrace();</text:p>
      <text:p text:style-name="P1"><text:s text:c="4"/>flash("Erreur copie image encodée");</text:p>
      <text:p text:style-name="P1"><text:s text:c="2"/>}</text:p>
      <text:p text:style-name="P1">}</text:p>
      <text:p text:style-name="P1"/>
      <text:p text:style-name="P1">// ----------------------------------------------------</text:p>
      <text:p text:style-name="P1">// FIN DE SESSION</text:p>
      <text:p text:style-name="P1">// ----------------------------------------------------</text:p>
      <text:p text:style-name="P1">void handleEndSession() {</text:p>
      <text:p text:style-name="P1"><text:s text:c="2"/>if (shared.getCount() == 0) {</text:p>
      <text:p text:style-name="P1"><text:s text:c="4"/>flash("Aucune image dans la session");</text:p>
      <text:p text:style-name="P1"><text:s text:c="4"/>return;</text:p>
      <text:p text:style-name="P1"><text:s text:c="2"/>}</text:p>
      <text:p text:style-name="P1"/>
      <text:p text:style-name="P1"><text:s text:c="2"/>if (shared.hasUnvalidatedRecords()) {</text:p>
      <text:p text:style-name="P1"><text:s text:c="4"/>flash("Valide toutes les images avant de finir la session");</text:p>
      <text:p text:style-name="P1"><text:s text:c="4"/>return;</text:p>
      <text:p text:style-name="P1"><text:s text:c="2"/>}</text:p>
      <text:p text:style-name="P1"/>
      <text:p text:style-name="P1"><text:s text:c="2"/>// on s'assure que le temp est à jour</text:p>
      <text:p text:style-name="P1"><text:s text:c="2"/>writeSessionTempFile();</text:p>
      <text:p text:style-name="P1"/>
      <text:p text:style-name="P1"><text:s text:c="2"/>boolean ok = mergeTempSessionIntoMainCsv();</text:p>
      <text:p text:style-name="P1"><text:s text:c="2"/>if (!ok) {</text:p>
      <text:p text:style-name="P1"><text:s text:c="4"/>flash("Erreur fusion vers metadata.csv");</text:p>
      <text:p text:style-name="P1"><text:s text:c="4"/>return;</text:p>
      <text:p text:style-name="P1"><text:s text:c="2"/>}</text:p>
      <text:p text:style-name="P1"/>
      <text:p text:style-name="P1"><text:s text:c="2"/>// nettoyage session</text:p>
      <text:p text:style-name="P1"><text:s text:c="2"/>File tempFile = new File(sessionTempPath);</text:p>
      <text:p text:style-name="P1"><text:s text:c="2"/>if (tempFile.exists()) tempFile.delete();</text:p>
      <text:p text:style-name="P1"/>
      <text:p text:style-name="P1"><text:s text:c="2"/>shared.clearSession();</text:p>
      <text:p text:style-name="P1"><text:s text:c="2"/>controlCache.clear();</text:p>
      <text:p text:style-name="P1"/>
      <text:p text:style-name="P1"><text:s text:c="2"/>flash("Session sauvegardée dans metadata.csv");</text:p>
      <text:p text:style-name="P1">}</text:p>
      <text:p text:style-name="P1"/>
      <text:p text:style-name="P1">// ----------------------------------------------------</text:p>
      <text:p text:style-name="P1">// FERMETURE</text:p>
      <text:p text:style-name="P1"><text:soft-page-break/>// ----------------------------------------------------</text:p>
      <text:p text:style-name="P1">void exit() {</text:p>
      <text:p text:style-name="P1"><text:s text:c="2"/>if (uploadServer != null) {</text:p>
      <text:p text:style-name="P1"><text:s text:c="4"/>uploadServer.shutdown();</text:p>
      <text:p text:style-name="P1"><text:s text:c="2"/>}</text:p>
      <text:p text:style-name="P1"><text:s text:c="2"/>if (displayWindow != null) {</text:p>
      <text:p text:style-name="P1"><text:s text:c="4"/>displayWindow.requestClose();</text:p>
      <text:p text:style-name="P1"><text:s text:c="2"/>}</text:p>
      <text:p text:style-name="P1"><text:s text:c="2"/>super.exit();</text:p>
      <text:p text:style-name="P1">}</text:p>
      <text:p text:style-name="P1"/>
      <text:p text:style-name="P1">// ----------------------------------------------------</text:p>
      <text:p text:style-name="P1">// IMAGE RECORD</text:p>
      <text:p text:style-name="P1">// ----------------------------------------------------</text:p>
      <text:p text:style-name="P1">class ImageRecord {</text:p>
      <text:p text:style-name="P1"><text:s text:c="2"/>String path; <text:s text:c="8"/>// raw original</text:p>
      <text:p text:style-name="P1"><text:s text:c="2"/>String imageId; <text:s text:c="5"/>// ex: IMG000001</text:p>
      <text:p text:style-name="P1"><text:s text:c="2"/>String encodedPath; <text:s/>// copie encodée</text:p>
      <text:p text:style-name="P1"><text:s text:c="2"/>int placeId; <text:s text:c="8"/>// 0 = non choisi, sinon 1..25</text:p>
      <text:p text:style-name="P1"><text:s text:c="2"/>int day;</text:p>
      <text:p text:style-name="P1"><text:s text:c="2"/>int month;</text:p>
      <text:p text:style-name="P1"><text:s text:c="2"/>int year;</text:p>
      <text:p text:style-name="P1"/>
      <text:p text:style-name="P1"><text:s text:c="2"/>boolean validated;</text:p>
      <text:p text:style-name="P1"><text:s text:c="2"/>boolean editing;</text:p>
      <text:p text:style-name="P1"/>
      <text:p text:style-name="P1"><text:s text:c="2"/>ImageRecord(String path, int year, int month, int day) {</text:p>
      <text:p text:style-name="P1"><text:s text:c="4"/>this.path = path;</text:p>
      <text:p text:style-name="P1"><text:s text:c="4"/>this.year = year;</text:p>
      <text:p text:style-name="P1"><text:s text:c="4"/>this.month = month;</text:p>
      <text:p text:style-name="P1"><text:s text:c="4"/>this.day = day;</text:p>
      <text:p text:style-name="P1"><text:s text:c="4"/>this.placeId = 0;</text:p>
      <text:p text:style-name="P1"/>
      <text:p text:style-name="P1"><text:s text:c="4"/>this.imageId = "";</text:p>
      <text:p text:style-name="P1"><text:s text:c="4"/>this.encodedPath = "";</text:p>
      <text:p text:style-name="P1"/>
      <text:p text:style-name="P1"><text:s text:c="4"/>this.validated = false;</text:p>
      <text:p text:style-name="P1"><text:s text:c="4"/>this.editing = true;</text:p>
      <text:p text:style-name="P1"><text:s text:c="2"/>}</text:p>
      <text:p text:style-name="P1"/>
      <text:p text:style-name="P1"><text:s text:c="2"/>boolean isEditable() {</text:p>
      <text:p text:style-name="P1"><text:s text:c="4"/>return !validated || editing;</text:p>
      <text:p text:style-name="P1"><text:s text:c="2"/>}</text:p>
      <text:p text:style-name="P1"/>
      <text:p text:style-name="P1"><text:s text:c="2"/>String getActionLabel() {</text:p>
      <text:p text:style-name="P1"><text:s text:c="4"/>if (!validated) return "Valider";</text:p>
      <text:p text:style-name="P1"><text:s text:c="4"/>if (editing) return "Enregistrer";</text:p>
      <text:p text:style-name="P1"><text:s text:c="4"/>return "Modifier";</text:p>
      <text:p text:style-name="P1"><text:s text:c="2"/>}</text:p>
      <text:p text:style-name="P1"/>
      <text:p text:style-name="P1"><text:s text:c="2"/>ImageRecord copy() {</text:p>
      <text:p text:style-name="P1"><text:s text:c="4"/>ImageRecord c = new ImageRecord(path, year, month, day);</text:p>
      <text:p text:style-name="P1"><text:soft-page-break/><text:s text:c="4"/>c.placeId = placeId;</text:p>
      <text:p text:style-name="P1"><text:s text:c="4"/>c.imageId = imageId;</text:p>
      <text:p text:style-name="P1"><text:s text:c="4"/>c.encodedPath = encodedPath;</text:p>
      <text:p text:style-name="P1"><text:s text:c="4"/>c.validated = validated;</text:p>
      <text:p text:style-name="P1"><text:s text:c="4"/>c.editing = editing;</text:p>
      <text:p text:style-name="P1"><text:s text:c="4"/>return c;</text:p>
      <text:p text:style-name="P1"><text:s text:c="2"/>}</text:p>
      <text:p text:style-name="P1">}</text:p>
      <text:p text:style-name="P1"/>
      <text:p text:style-name="P1">// ----------------------------------------------------</text:p>
      <text:p text:style-name="P1">// ÉTAT PARTAGÉ</text:p>
      <text:p text:style-name="P1">// ----------------------------------------------------</text:p>
      <text:p text:style-name="P1">class SharedState {</text:p>
      <text:p text:style-name="P1"><text:s text:c="2"/>ArrayList&lt;ImageRecord&gt; imgRecs = new ArrayList&lt;ImageRecord&gt;();</text:p>
      <text:p text:style-name="P1"><text:s text:c="2"/>int currentIndex = -1;</text:p>
      <text:p text:style-name="P1"/>
      <text:p text:style-name="P1"><text:s text:c="2"/>synchronized void addImagePath(String path) {</text:p>
      <text:p text:style-name="P1"><text:s text:c="4"/>Calendar cal = Calendar.getInstance();</text:p>
      <text:p text:style-name="P1"><text:s text:c="4"/>int y = cal.get(Calendar.YEAR);</text:p>
      <text:p text:style-name="P1"><text:s text:c="4"/>int m = cal.get(Calendar.MONTH) + 1;</text:p>
      <text:p text:style-name="P1"><text:s text:c="4"/>int d = cal.get(Calendar.DAY_OF_MONTH);</text:p>
      <text:p text:style-name="P1"/>
      <text:p text:style-name="P1"><text:s text:c="4"/>imgRecs.add(new ImageRecord(path, y, m, d));</text:p>
      <text:p text:style-name="P1"><text:s text:c="4"/>currentIndex = imgRecs.size() - 1;</text:p>
      <text:p text:style-name="P1"><text:s text:c="2"/>}</text:p>
      <text:p text:style-name="P1"/>
      <text:p text:style-name="P1"><text:s text:c="2"/>synchronized void addLoadedRecord(ImageRecord imgRec) {</text:p>
      <text:p text:style-name="P1"><text:s text:c="4"/>imgRecs.add(imgRec);</text:p>
      <text:p text:style-name="P1"><text:s text:c="4"/>currentIndex = imgRecs.size() - 1;</text:p>
      <text:p text:style-name="P1"><text:s text:c="2"/>}</text:p>
      <text:p text:style-name="P1"/>
      <text:p text:style-name="P1"><text:s text:c="2"/>synchronized ArrayList&lt;ImageRecord&gt; getRecordsSnapshot() {</text:p>
      <text:p text:style-name="P1"><text:s text:c="4"/>ArrayList&lt;ImageRecord&gt; copy = new ArrayList&lt;ImageRecord&gt;();</text:p>
      <text:p text:style-name="P1"><text:s text:c="4"/>for (ImageRecord imgRec : imgRecs) {</text:p>
      <text:p text:style-name="P1"><text:s text:c="6"/>copy.add(imgRec.copy());</text:p>
      <text:p text:style-name="P1"><text:s text:c="4"/>}</text:p>
      <text:p text:style-name="P1"><text:s text:c="4"/>return copy;</text:p>
      <text:p text:style-name="P1"><text:s text:c="2"/>}</text:p>
      <text:p text:style-name="P1"/>
      <text:p text:style-name="P1"><text:s text:c="2"/>synchronized int getCurrentIndex() {</text:p>
      <text:p text:style-name="P1"><text:s text:c="4"/>return currentIndex;</text:p>
      <text:p text:style-name="P1"><text:s text:c="2"/>}</text:p>
      <text:p text:style-name="P1"/>
      <text:p text:style-name="P1"><text:s text:c="2"/>synchronized int getCount() {</text:p>
      <text:p text:style-name="P1"><text:s text:c="4"/>return imgRecs.size();</text:p>
      <text:p text:style-name="P1"><text:s text:c="2"/>}</text:p>
      <text:p text:style-name="P1"/>
      <text:p text:style-name="P1"><text:s text:c="2"/>synchronized boolean hasUnvalidatedRecords() {</text:p>
      <text:p text:style-name="P1"><text:s text:c="4"/>for (ImageRecord imgRec : imgRecs) {</text:p>
      <text:p text:style-name="P1"><text:s text:c="6"/>if (!imgRec.validated) return true;</text:p>
      <text:p text:style-name="P1"><text:s text:c="4"/>}</text:p>
      <text:p text:style-name="P1"><text:s text:c="4"/>return false;</text:p>
      <text:p text:style-name="P1"><text:soft-page-break/><text:s text:c="2"/>}</text:p>
      <text:p text:style-name="P1"/>
      <text:p text:style-name="P1"><text:s text:c="2"/>synchronized String getCurrentPath() {</text:p>
      <text:p text:style-name="P1"><text:s text:c="4"/>if (currentIndex &lt; 0 || currentIndex &gt;= imgRecs.size()) return null;</text:p>
      <text:p text:style-name="P1"><text:s text:c="4"/>return imgRecs.get(currentIndex).path;</text:p>
      <text:p text:style-name="P1"><text:s text:c="2"/>}</text:p>
      <text:p text:style-name="P1"/>
      <text:p text:style-name="P1"><text:s text:c="2"/>synchronized ImageRecord getCurrentRecordCopy() {</text:p>
      <text:p text:style-name="P1"><text:s text:c="4"/>if (currentIndex &lt; 0 || currentIndex &gt;= imgRecs.size()) return null;</text:p>
      <text:p text:style-name="P1"><text:s text:c="4"/>return imgRecs.get(currentIndex).copy();</text:p>
      <text:p text:style-name="P1"><text:s text:c="2"/>}</text:p>
      <text:p text:style-name="P1"/>
      <text:p text:style-name="P1"><text:s text:c="2"/>synchronized ImageRecord getCurrentRecordReference() {</text:p>
      <text:p text:style-name="P1"><text:s text:c="4"/>if (currentIndex &lt; 0 || currentIndex &gt;= imgRecs.size()) return null;</text:p>
      <text:p text:style-name="P1"><text:s text:c="4"/>return imgRecs.get(currentIndex);</text:p>
      <text:p text:style-name="P1"><text:s text:c="2"/>}</text:p>
      <text:p text:style-name="P1"/>
      <text:p text:style-name="P1"><text:s text:c="2"/>synchronized void setCurrentIndex(int index) {</text:p>
      <text:p text:style-name="P1"><text:s text:c="4"/>if (index &gt;= 0 &amp;&amp; index &lt; imgRecs.size()) {</text:p>
      <text:p text:style-name="P1"><text:s text:c="6"/>currentIndex = index;</text:p>
      <text:p text:style-name="P1"><text:s text:c="4"/>}</text:p>
      <text:p text:style-name="P1"><text:s text:c="2"/>}</text:p>
      <text:p text:style-name="P1"/>
      <text:p text:style-name="P1"><text:s text:c="2"/>synchronized void prev() {</text:p>
      <text:p text:style-name="P1"><text:s text:c="4"/>if (imgRecs.size() &lt;= 1) return;</text:p>
      <text:p text:style-name="P1"><text:s text:c="4"/>currentIndex--;</text:p>
      <text:p text:style-name="P1"><text:s text:c="4"/>if (currentIndex &lt; 0) currentIndex = imgRecs.size() - 1;</text:p>
      <text:p text:style-name="P1"><text:s text:c="2"/>}</text:p>
      <text:p text:style-name="P1"/>
      <text:p text:style-name="P1"><text:s text:c="2"/>synchronized void next() {</text:p>
      <text:p text:style-name="P1"><text:s text:c="4"/>if (imgRecs.size() &lt;= 1) return;</text:p>
      <text:p text:style-name="P1"><text:s text:c="4"/>currentIndex++;</text:p>
      <text:p text:style-name="P1"><text:s text:c="4"/>if (currentIndex &gt;= imgRecs.size()) currentIndex = 0;</text:p>
      <text:p text:style-name="P1"><text:s text:c="2"/>}</text:p>
      <text:p text:style-name="P1"/>
      <text:p text:style-name="P1"><text:s text:c="2"/>synchronized void beginEditCurrent() {</text:p>
      <text:p text:style-name="P1"><text:s text:c="4"/>if (currentIndex &lt; 0 || currentIndex &gt;= imgRecs.size()) return;</text:p>
      <text:p text:style-name="P1"><text:s text:c="4"/>ImageRecord imgRec = imgRecs.get(currentIndex);</text:p>
      <text:p text:style-name="P1"><text:s text:c="4"/>if (imgRec.validated) {</text:p>
      <text:p text:style-name="P1"><text:s text:c="6"/>imgRec.editing = true;</text:p>
      <text:p text:style-name="P1"><text:s text:c="4"/>}</text:p>
      <text:p text:style-name="P1"><text:s text:c="2"/>}</text:p>
      <text:p text:style-name="P1"/>
      <text:p text:style-name="P1"><text:s text:c="2"/>synchronized void validateCurrent() {</text:p>
      <text:p text:style-name="P1"><text:s text:c="4"/>if (currentIndex &lt; 0 || currentIndex &gt;= imgRecs.size()) return;</text:p>
      <text:p text:style-name="P1"><text:s text:c="4"/>ImageRecord imgRec = imgRecs.get(currentIndex);</text:p>
      <text:p text:style-name="P1"><text:s text:c="4"/>imgRec.validated = true;</text:p>
      <text:p text:style-name="P1"><text:s text:c="4"/>imgRec.editing = false;</text:p>
      <text:p text:style-name="P1"><text:s text:c="2"/>}</text:p>
      <text:p text:style-name="P1"/>
      <text:p text:style-name="P1"><text:s text:c="2"/>synchronized void setPlaceForCurrent(int placeId) {</text:p>
      <text:p text:style-name="P1"><text:s text:c="4"/>if (currentIndex &lt; 0 || currentIndex &gt;= imgRecs.size()) return;</text:p>
      <text:p text:style-name="P1"><text:soft-page-break/><text:s text:c="4"/>ImageRecord imgRec = imgRecs.get(currentIndex);</text:p>
      <text:p text:style-name="P1"><text:s text:c="4"/>if (!imgRec.isEditable()) return;</text:p>
      <text:p text:style-name="P1"><text:s text:c="4"/>imgRec.placeId = constrain(placeId, 1, 25);</text:p>
      <text:p text:style-name="P1"><text:s text:c="2"/>}</text:p>
      <text:p text:style-name="P1"/>
      <text:p text:style-name="P1"><text:s text:c="2"/>synchronized void setDayForCurrent(int day) {</text:p>
      <text:p text:style-name="P1"><text:s text:c="4"/>if (currentIndex &lt; 0 || currentIndex &gt;= imgRecs.size()) return;</text:p>
      <text:p text:style-name="P1"><text:s text:c="4"/>ImageRecord imgRec = imgRecs.get(currentIndex);</text:p>
      <text:p text:style-name="P1"><text:s text:c="4"/>if (!imgRec.isEditable()) return;</text:p>
      <text:p text:style-name="P1"><text:s text:c="4"/>int maxDay = daysInMonth(imgRec.year, imgRec.month);</text:p>
      <text:p text:style-name="P1"><text:s text:c="4"/>imgRec.day = constrain(day, 1, maxDay);</text:p>
      <text:p text:style-name="P1"><text:s text:c="2"/>}</text:p>
      <text:p text:style-name="P1"/>
      <text:p text:style-name="P1"><text:s text:c="2"/>synchronized void setMonthForCurrent(int month) {</text:p>
      <text:p text:style-name="P1"><text:s text:c="4"/>if (currentIndex &lt; 0 || currentIndex &gt;= imgRecs.size()) return;</text:p>
      <text:p text:style-name="P1"><text:s text:c="4"/>ImageRecord imgRec = imgRecs.get(currentIndex);</text:p>
      <text:p text:style-name="P1"><text:s text:c="4"/>if (!imgRec.isEditable()) return;</text:p>
      <text:p text:style-name="P1"><text:s text:c="4"/>imgRec.month = constrain(month, 1, 12);</text:p>
      <text:p text:style-name="P1"><text:s text:c="4"/>int maxDay = daysInMonth(imgRec.year, imgRec.month);</text:p>
      <text:p text:style-name="P1"><text:s text:c="4"/>if (imgRec.day &gt; maxDay) imgRec.day = maxDay;</text:p>
      <text:p text:style-name="P1"><text:s text:c="2"/>}</text:p>
      <text:p text:style-name="P1"/>
      <text:p text:style-name="P1"><text:s text:c="2"/>synchronized void setYearForCurrent(int yearValue) {</text:p>
      <text:p text:style-name="P1"><text:s text:c="4"/>if (currentIndex &lt; 0 || currentIndex &gt;= imgRecs.size()) return;</text:p>
      <text:p text:style-name="P1"><text:s text:c="4"/>ImageRecord imgRec = imgRecs.get(currentIndex);</text:p>
      <text:p text:style-name="P1"><text:s text:c="4"/>if (!imgRec.isEditable()) return;</text:p>
      <text:p text:style-name="P1"><text:s text:c="4"/>imgRec.year = constrain(yearValue, minYear, maxYear);</text:p>
      <text:p text:style-name="P1"><text:s text:c="4"/>int maxDay = daysInMonth(imgRec.year, imgRec.month);</text:p>
      <text:p text:style-name="P1"><text:s text:c="4"/>if (imgRec.day &gt; maxDay) imgRec.day = maxDay;</text:p>
      <text:p text:style-name="P1"><text:s text:c="2"/>}</text:p>
      <text:p text:style-name="P1"/>
      <text:p text:style-name="P1"><text:s text:c="2"/>synchronized void clearSession() {</text:p>
      <text:p text:style-name="P1"><text:s text:c="4"/>imgRecs.clear();</text:p>
      <text:p text:style-name="P1"><text:s text:c="4"/>currentIndex = -1;</text:p>
      <text:p text:style-name="P1"><text:s text:c="2"/>}</text:p>
      <text:p text:style-name="P1">}</text:p>
      <text:p text:style-name="P1"/>
      <text:p text:style-name="P1">// ----------------------------------------------------</text:p>
      <text:p text:style-name="P1">// FENÊTRE D'AFFICHAGE</text:p>
      <text:p text:style-name="P1">// ----------------------------------------------------</text:p>
      <text:p text:style-name="P1">class DisplayWindow extends PApplet {</text:p>
      <text:p text:style-name="P1"><text:s text:c="2"/>SharedState shared;</text:p>
      <text:p text:style-name="P1"><text:s text:c="2"/>int displayNum;</text:p>
      <text:p text:style-name="P1"/>
      <text:p text:style-name="P1"><text:s text:c="2"/>HashMap&lt;String, PImage&gt; displayCache = new HashMap&lt;String, PImage&gt;();</text:p>
      <text:p text:style-name="P1"><text:s text:c="2"/>String loadedPath = null;</text:p>
      <text:p text:style-name="P1"><text:s text:c="2"/>PImage currentImg = null;</text:p>
      <text:p text:style-name="P1"><text:s text:c="2"/>volatile boolean shouldClose = false;</text:p>
      <text:p text:style-name="P1"/>
      <text:p text:style-name="P1"><text:s text:c="2"/>DisplayWindow(SharedState shared, int displayNum) {</text:p>
      <text:p text:style-name="P1"><text:s text:c="4"/>this.shared = shared;</text:p>
      <text:p text:style-name="P1"><text:s text:c="4"/>this.displayNum = displayNum;</text:p>
      <text:p text:style-name="P1"><text:soft-page-break/><text:s text:c="2"/>}</text:p>
      <text:p text:style-name="P1"/>
      <text:p text:style-name="P1"><text:s text:c="2"/>public void settings() {</text:p>
      <text:p text:style-name="P1"><text:s text:c="4"/>fullScreen(displayNum);</text:p>
      <text:p text:style-name="P1"><text:s text:c="2"/>}</text:p>
      <text:p text:style-name="P1"/>
      <text:p text:style-name="P1"><text:s text:c="2"/>public void setup() {</text:p>
      <text:p text:style-name="P1"><text:s text:c="4"/>surface.setTitle("Affichage");</text:p>
      <text:p text:style-name="P1"><text:s text:c="4"/>noCursor();</text:p>
      <text:p text:style-name="P1"><text:s text:c="2"/>}</text:p>
      <text:p text:style-name="P1"/>
      <text:p text:style-name="P1"><text:s text:c="2"/>public void draw() {</text:p>
      <text:p text:style-name="P1"><text:s text:c="4"/>if (shouldClose) {</text:p>
      <text:p text:style-name="P1"><text:s text:c="6"/>super.exit();</text:p>
      <text:p text:style-name="P1"><text:s text:c="6"/>return;</text:p>
      <text:p text:style-name="P1"><text:s text:c="4"/>}</text:p>
      <text:p text:style-name="P1"/>
      <text:p text:style-name="P1"><text:s text:c="4"/>background(0);</text:p>
      <text:p text:style-name="P1"/>
      <text:p text:style-name="P1"><text:s text:c="4"/>String path = shared.getCurrentPath();</text:p>
      <text:p text:style-name="P1"><text:s text:c="4"/>if (path == null) {</text:p>
      <text:p text:style-name="P1"><text:s text:c="6"/>fill(255);</text:p>
      <text:p text:style-name="P1"><text:s text:c="6"/>textAlign(CENTER, CENTER);</text:p>
      <text:p text:style-name="P1"><text:s text:c="6"/>textSize(32);</text:p>
      <text:p text:style-name="P1"><text:s text:c="6"/>text("En attente d'image", width / 2.0, height / 2.0);</text:p>
      <text:p text:style-name="P1"><text:s text:c="6"/>return;</text:p>
      <text:p text:style-name="P1"><text:s text:c="4"/>}</text:p>
      <text:p text:style-name="P1"/>
      <text:p text:style-name="P1"><text:s text:c="4"/>if (loadedPath == null || !loadedPath.equals(path)) {</text:p>
      <text:p text:style-name="P1"><text:s text:c="6"/>currentImg = getDisplayImage(path);</text:p>
      <text:p text:style-name="P1"><text:s text:c="6"/>loadedPath = path;</text:p>
      <text:p text:style-name="P1"><text:s text:c="4"/>}</text:p>
      <text:p text:style-name="P1"/>
      <text:p text:style-name="P1"><text:s text:c="4"/>if (currentImg != null) {</text:p>
      <text:p text:style-name="P1"><text:s text:c="6"/>drawContain(currentImg, 0, 0, width, height);</text:p>
      <text:p text:style-name="P1"><text:s text:c="4"/>}</text:p>
      <text:p text:style-name="P1"><text:s text:c="2"/>}</text:p>
      <text:p text:style-name="P1"/>
      <text:p text:style-name="P1"><text:s text:c="2"/>public void keyPressed() {</text:p>
      <text:p text:style-name="P1"><text:s text:c="4"/>if (keyCode == LEFT) {</text:p>
      <text:p text:style-name="P1"><text:s text:c="6"/>shared.prev();</text:p>
      <text:p text:style-name="P1"><text:s text:c="4"/>} else if (keyCode == RIGHT) {</text:p>
      <text:p text:style-name="P1"><text:s text:c="6"/>shared.next();</text:p>
      <text:p text:style-name="P1"><text:s text:c="4"/>}</text:p>
      <text:p text:style-name="P1"><text:s text:c="2"/>}</text:p>
      <text:p text:style-name="P1"/>
      <text:p text:style-name="P1"><text:s text:c="2"/>void drawContain(PImage img, float areaX, float areaY, float areaW, float areaH) {</text:p>
      <text:p text:style-name="P1"><text:s text:c="4"/>float scale = min(areaW / img.width, areaH / img.height);</text:p>
      <text:p text:style-name="P1"><text:s text:c="4"/>float w = img.width * scale;</text:p>
      <text:p text:style-name="P1"><text:s text:c="4"/>float h = img.height * scale;</text:p>
      <text:p text:style-name="P1"><text:s text:c="4"/>float x = areaX + (areaW - w) / 2.0;</text:p>
      <text:p text:style-name="P1"><text:s text:c="4"/>float y = areaY + (areaH - h) / 2.0;</text:p>
      <text:p text:style-name="P1"><text:soft-page-break/><text:s text:c="4"/>image(img, x, y, w, h);</text:p>
      <text:p text:style-name="P1"><text:s text:c="2"/>}</text:p>
      <text:p text:style-name="P1"/>
      <text:p text:style-name="P1"><text:s text:c="2"/>PImage getDisplayImage(String path) {</text:p>
      <text:p text:style-name="P1"><text:s text:c="4"/>if (path == null) return null;</text:p>
      <text:p text:style-name="P1"/>
      <text:p text:style-name="P1"><text:s text:c="4"/>PImage img = displayCache.get(path);</text:p>
      <text:p text:style-name="P1"><text:s text:c="4"/>if (img == null) {</text:p>
      <text:p text:style-name="P1"><text:s text:c="6"/>img = loadImage(path);</text:p>
      <text:p text:style-name="P1"><text:s text:c="6"/>if (img != null &amp;&amp; img.width &gt; 0 &amp;&amp; img.height &gt; 0) {</text:p>
      <text:p text:style-name="P1"><text:s text:c="8"/>displayCache.put(path, img);</text:p>
      <text:p text:style-name="P1"><text:s text:c="6"/>} else {</text:p>
      <text:p text:style-name="P1"><text:s text:c="8"/>img = null;</text:p>
      <text:p text:style-name="P1"><text:s text:c="6"/>}</text:p>
      <text:p text:style-name="P1"><text:s text:c="4"/>}</text:p>
      <text:p text:style-name="P1"><text:s text:c="4"/>return img;</text:p>
      <text:p text:style-name="P1"><text:s text:c="2"/>}</text:p>
      <text:p text:style-name="P1"/>
      <text:p text:style-name="P1"><text:s text:c="2"/>void requestClose() {</text:p>
      <text:p text:style-name="P1"><text:s text:c="4"/>shouldClose = true;</text:p>
      <text:p text:style-name="P1"><text:s text:c="2"/>}</text:p>
      <text:p text:style-name="P1">}</text:p>
      <text:p text:style-name="P1"/>
      <text:p text:style-name="P1">// ----------------------------------------------------</text:p>
      <text:p text:style-name="P1">// SERVEUR UPLOAD SMARTPHONE</text:p>
      <text:p text:style-name="P1">// ----------------------------------------------------</text:p>
      <text:p text:style-name="P1">class UploadServer extends Thread {</text:p>
      <text:p text:style-name="P1"><text:s text:c="2"/>int port;</text:p>
      <text:p text:style-name="P1"><text:s text:c="2"/>String uploadsDir;</text:p>
      <text:p text:style-name="P1"><text:s text:c="2"/>SharedState shared;</text:p>
      <text:p text:style-name="P1"/>
      <text:p text:style-name="P1"><text:s text:c="2"/>ServerSocket serverSocket;</text:p>
      <text:p text:style-name="P1"><text:s text:c="2"/>volatile boolean running = true;</text:p>
      <text:p text:style-name="P1"/>
      <text:p text:style-name="P1"><text:s text:c="2"/>UploadServer(int port, String uploadsDir, SharedState shared) {</text:p>
      <text:p text:style-name="P1"><text:s text:c="4"/>this.port = port;</text:p>
      <text:p text:style-name="P1"><text:s text:c="4"/>this.uploadsDir = uploadsDir;</text:p>
      <text:p text:style-name="P1"><text:s text:c="4"/>this.shared = shared;</text:p>
      <text:p text:style-name="P1"><text:s text:c="2"/>}</text:p>
      <text:p text:style-name="P1"/>
      <text:p text:style-name="P1"><text:s text:c="2"/>public void run() {</text:p>
      <text:p text:style-name="P1"><text:s text:c="4"/>try {</text:p>
      <text:p text:style-name="P1"><text:s text:c="6"/>serverSocket = new ServerSocket(port);</text:p>
      <text:p text:style-name="P1"><text:s text:c="6"/>while (running) {</text:p>
      <text:p text:style-name="P1"><text:s text:c="8"/>Socket client = serverSocket.accept();</text:p>
      <text:p text:style-name="P1"><text:s text:c="8"/>new ClientHandler(client, uploadsDir, shared).start();</text:p>
      <text:p text:style-name="P1"><text:s text:c="6"/>}</text:p>
      <text:p text:style-name="P1"><text:s text:c="4"/>} catch (Exception e) {</text:p>
      <text:p text:style-name="P1"><text:s text:c="6"/>if (running) e.printStackTrace();</text:p>
      <text:p text:style-name="P1"><text:s text:c="4"/>}</text:p>
      <text:p text:style-name="P1"><text:s text:c="2"/>}</text:p>
      <text:p text:style-name="P1"/>
      <text:p text:style-name="P1"><text:soft-page-break/><text:s text:c="2"/>void shutdown() {</text:p>
      <text:p text:style-name="P1"><text:s text:c="4"/>running = false;</text:p>
      <text:p text:style-name="P1"><text:s text:c="4"/>try {</text:p>
      <text:p text:style-name="P1"><text:s text:c="6"/>if (serverSocket != null) serverSocket.close();</text:p>
      <text:p text:style-name="P1"><text:s text:c="4"/>} catch (Exception e) {</text:p>
      <text:p text:style-name="P1"><text:s text:c="4"/>}</text:p>
      <text:p text:style-name="P1"><text:s text:c="2"/>}</text:p>
      <text:p text:style-name="P1">}</text:p>
      <text:p text:style-name="P1"/>
      <text:p text:style-name="P1">class ClientHandler extends Thread {</text:p>
      <text:p text:style-name="P1"><text:s text:c="2"/>Socket socket;</text:p>
      <text:p text:style-name="P1"><text:s text:c="2"/>String uploadsDir;</text:p>
      <text:p text:style-name="P1"><text:s text:c="2"/>SharedState shared;</text:p>
      <text:p text:style-name="P1"/>
      <text:p text:style-name="P1"><text:s text:c="2"/>ClientHandler(Socket socket, String uploadsDir, SharedState shared) {</text:p>
      <text:p text:style-name="P1"><text:s text:c="4"/>this.socket = socket;</text:p>
      <text:p text:style-name="P1"><text:s text:c="4"/>this.uploadsDir = uploadsDir;</text:p>
      <text:p text:style-name="P1"><text:s text:c="4"/>this.shared = shared;</text:p>
      <text:p text:style-name="P1"><text:s text:c="2"/>}</text:p>
      <text:p text:style-name="P1"/>
      <text:p text:style-name="P1"><text:s text:c="2"/>public void run() {</text:p>
      <text:p text:style-name="P1"><text:s text:c="4"/>try {</text:p>
      <text:p text:style-name="P1"><text:s text:c="6"/>InputStream in = socket.getInputStream();</text:p>
      <text:p text:style-name="P1"><text:s text:c="6"/>OutputStream out = socket.getOutputStream();</text:p>
      <text:p text:style-name="P1"/>
      <text:p text:style-name="P1"><text:s text:c="6"/>String requestLine = readLine(in);</text:p>
      <text:p text:style-name="P1"><text:s text:c="6"/>if (requestLine == null || requestLine.length() == 0) {</text:p>
      <text:p text:style-name="P1"><text:s text:c="8"/>socket.close();</text:p>
      <text:p text:style-name="P1"><text:s text:c="8"/>return;</text:p>
      <text:p text:style-name="P1"><text:s text:c="6"/>}</text:p>
      <text:p text:style-name="P1"/>
      <text:p text:style-name="P1"><text:s text:c="6"/>HashMap&lt;String, String&gt; headers = new HashMap&lt;String, String&gt;();</text:p>
      <text:p text:style-name="P1"><text:s text:c="6"/>String line;</text:p>
      <text:p text:style-name="P1"><text:s text:c="6"/>while ((line = readLine(in)) != null) {</text:p>
      <text:p text:style-name="P1"><text:s text:c="8"/>if (line.length() == 0) break;</text:p>
      <text:p text:style-name="P1"><text:s text:c="8"/>int idx = line.indexOf(':');</text:p>
      <text:p text:style-name="P1"><text:s text:c="8"/>if (idx &gt; 0) {</text:p>
      <text:p text:style-name="P1"><text:s text:c="10"/>String key = line.substring(0, idx).trim().toLowerCase();</text:p>
      <text:p text:style-name="P1"><text:s text:c="10"/>String value = line.substring(idx + 1).trim();</text:p>
      <text:p text:style-name="P1"><text:s text:c="10"/>headers.put(key, value);</text:p>
      <text:p text:style-name="P1"><text:s text:c="8"/>}</text:p>
      <text:p text:style-name="P1"><text:s text:c="6"/>}</text:p>
      <text:p text:style-name="P1"/>
      <text:p text:style-name="P1"><text:s text:c="6"/>String[] parts = requestLine.split(" ");</text:p>
      <text:p text:style-name="P1"><text:s text:c="6"/>if (parts.length &lt; 2) {</text:p>
      <text:p text:style-name="P1"><text:s text:c="8"/>sendText(out, 400, "Bad Request");</text:p>
      <text:p text:style-name="P1"><text:s text:c="8"/>socket.close();</text:p>
      <text:p text:style-name="P1"><text:s text:c="8"/>return;</text:p>
      <text:p text:style-name="P1"><text:s text:c="6"/>}</text:p>
      <text:p text:style-name="P1"/>
      <text:p text:style-name="P1"><text:s text:c="6"/>String method = parts[0];</text:p>
      <text:p text:style-name="P1"><text:s text:c="6"/>String target = parts[1];</text:p>
      <text:p text:style-name="P1"><text:soft-page-break/></text:p>
      <text:p text:style-name="P1"><text:s text:c="6"/>if (method.equals("GET") &amp;&amp; target.equals("/")) {</text:p>
      <text:p text:style-name="P1"><text:s text:c="8"/>sendHtml(out, buildUploadPage());</text:p>
      <text:p text:style-name="P1"><text:s text:c="6"/>} else if (method.equals("POST") &amp;&amp; target.startsWith("/upload")) {</text:p>
      <text:p text:style-name="P1"><text:s text:c="8"/>handleUpload(out, in, target, headers);</text:p>
      <text:p text:style-name="P1"><text:s text:c="6"/>} else {</text:p>
      <text:p text:style-name="P1"><text:s text:c="8"/>sendText(out, 404, "Not Found");</text:p>
      <text:p text:style-name="P1"><text:s text:c="6"/>}</text:p>
      <text:p text:style-name="P1"/>
      <text:p text:style-name="P1"><text:s text:c="6"/>out.flush();</text:p>
      <text:p text:style-name="P1"><text:s text:c="6"/>socket.close();</text:p>
      <text:p text:style-name="P1"/>
      <text:p text:style-name="P1"><text:s text:c="4"/>} catch (Exception e) {</text:p>
      <text:p text:style-name="P1"><text:s text:c="6"/>e.printStackTrace();</text:p>
      <text:p text:style-name="P1"><text:s text:c="6"/>try {</text:p>
      <text:p text:style-name="P1"><text:s text:c="8"/>socket.close();</text:p>
      <text:p text:style-name="P1"><text:s text:c="6"/>} catch (Exception ex) {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handleUpload(OutputStream out, InputStream in, String target, HashMap&lt;String, String&gt; headers) throws Exception {</text:p>
      <text:p text:style-name="P1"><text:s text:c="4"/>String contentType = headers.get("content-type");</text:p>
      <text:p text:style-name="P1"><text:s text:c="4"/>String contentLengthStr = headers.get("content-length");</text:p>
      <text:p text:style-name="P1"/>
      <text:p text:style-name="P1"><text:s text:c="4"/>if (contentType == null || !contentType.startsWith("image/")) {</text:p>
      <text:p text:style-name="P1"><text:s text:c="6"/>sendText(out, 400, "Le fichier doit être une image");</text:p>
      <text:p text:style-name="P1"><text:s text:c="6"/>return;</text:p>
      <text:p text:style-name="P1"><text:s text:c="4"/>}</text:p>
      <text:p text:style-name="P1"/>
      <text:p text:style-name="P1"><text:s text:c="4"/>if (contentLengthStr == null) {</text:p>
      <text:p text:style-name="P1"><text:s text:c="6"/>sendText(out, 411, "Content-Length manquant");</text:p>
      <text:p text:style-name="P1"><text:s text:c="6"/>return;</text:p>
      <text:p text:style-name="P1"><text:s text:c="4"/>}</text:p>
      <text:p text:style-name="P1"/>
      <text:p text:style-name="P1"><text:s text:c="4"/>int contentLength = Integer.parseInt(contentLengthStr);</text:p>
      <text:p text:style-name="P1"><text:s text:c="4"/>byte[] body = readBytes(in, contentLength);</text:p>
      <text:p text:style-name="P1"/>
      <text:p text:style-name="P1"><text:s text:c="4"/>String query = "";</text:p>
      <text:p text:style-name="P1"><text:s text:c="4"/>int q = target.indexOf('?');</text:p>
      <text:p text:style-name="P1"><text:s text:c="4"/>if (q &gt;= 0 &amp;&amp; q &lt; target.length() - 1) {</text:p>
      <text:p text:style-name="P1"><text:s text:c="6"/>query = target.substring(q + 1);</text:p>
      <text:p text:style-name="P1"><text:s text:c="4"/>}</text:p>
      <text:p text:style-name="P1"/>
      <text:p text:style-name="P1"><text:s text:c="4"/>String fileName = extractFileName(query, contentType);</text:p>
      <text:p text:style-name="P1"><text:s text:c="4"/>File outFile = makeUniqueFile(new File(uploadsDir), fileName);</text:p>
      <text:p text:style-name="P1"/>
      <text:p text:style-name="P1"><text:s text:c="4"/>Files.write(outFile.toPath(), body);</text:p>
      <text:p text:style-name="P1"><text:s text:c="4"/>shared.addImagePath(outFile.getAbsolutePath());</text:p>
      <text:p text:style-name="P1"/>
      <text:p text:style-name="P1"><text:s text:c="4"/>sendText(out, 200, "Image reçue : " + outFile.getName());</text:p>
      <text:p text:style-name="P1"><text:soft-page-break/><text:s text:c="2"/>}</text:p>
      <text:p text:style-name="P1"/>
      <text:p text:style-name="P1"><text:s text:c="2"/>String buildUploadPage() {</text:p>
      <text:p text:style-name="P1"><text:s text:c="4"/>return ""</text:p>
      <text:p text:style-name="P1"><text:s text:c="6"/>+ "&lt;!doctype html&gt;"</text:p>
      <text:p text:style-name="P1"><text:s text:c="6"/>+ "&lt;html lang='fr'&gt;"</text:p>
      <text:p text:style-name="P1"><text:s text:c="6"/>+ "&lt;head&gt;"</text:p>
      <text:p text:style-name="P1"><text:s text:c="6"/>+ " <text:s/>&lt;meta charset='utf-8'&gt;"</text:p>
      <text:p text:style-name="P1"><text:s text:c="6"/>+ " <text:s/>&lt;meta name='viewport' content='width=device-width,initial-scale=1'&gt;"</text:p>
      <text:p text:style-name="P1"><text:s text:c="6"/>+ " <text:s/>&lt;title&gt;Envoyer des images&lt;/title&gt;"</text:p>
      <text:p text:style-name="P1"><text:s text:c="6"/>+ " <text:s/>&lt;style&gt;"</text:p>
      <text:p text:style-name="P1"><text:s text:c="6"/>+ " <text:s text:c="3"/>body { font-family: system-ui, sans-serif; background:#111; color:#f4f4f4; margin:0; padding:24px; }"</text:p>
      <text:p text:style-name="P1"><text:s text:c="6"/>+ " <text:s text:c="3"/>.wrap { max-width:560px; margin:0 auto; }"</text:p>
      <text:p text:style-name="P1"><text:s text:c="6"/>+ " <text:s text:c="3"/>h1 { font-size:24px; margin-bottom:12px; }"</text:p>
      <text:p text:style-name="P1"><text:s text:c="6"/>+ " <text:s text:c="3"/>p { color:#cfcfcf; line-height:1.4; }"</text:p>
      <text:p text:style-name="P1"><text:s text:c="6"/>+ " <text:s text:c="3"/>.card { background:#1c1c1c; border:1px solid #333; border-radius:14px; padding:18px; margin-top:18px; }"</text:p>
      <text:p text:style-name="P1"><text:s text:c="6"/>+ " <text:s text:c="3"/>input[type=file] { display:block; width:100%; margin-bottom:14px; font-size:16px; }"</text:p>
      <text:p text:style-name="P1"><text:s text:c="6"/>+ " <text:s text:c="3"/>button { background:#2d8cff; color:white; border:none; border-radius:10px; padding:14px 18px; font-size:16px; width:100%; }"</text:p>
      <text:p text:style-name="P1"><text:s text:c="6"/>+ " <text:s text:c="3"/>button:disabled { opacity:.6; }"</text:p>
      <text:p text:style-name="P1"><text:s text:c="6"/>+ " <text:s text:c="3"/>#status { margin-top:16px; white-space:pre-line; color:#9fe89f; }"</text:p>
      <text:p text:style-name="P1"><text:s text:c="6"/>+ " <text:s text:c="3"/>.small { font-size:14px; color:#aaa; margin-top:10px; }"</text:p>
      <text:p text:style-name="P1"><text:s text:c="6"/>+ " <text:s/>&lt;/style&gt;"</text:p>
      <text:p text:style-name="P1"><text:s text:c="6"/>+ "&lt;/head&gt;"</text:p>
      <text:p text:style-name="P1"><text:s text:c="6"/>+ "&lt;body&gt;"</text:p>
      <text:p text:style-name="P1"><text:s text:c="6"/>+ " <text:s/>&lt;div class='wrap'&gt;"</text:p>
      <text:p text:style-name="P1"><text:s text:c="6"/>+ " <text:s text:c="3"/>&lt;h1&gt;Envoyer des images vers Processing&lt;/h1&gt;"</text:p>
      <text:p text:style-name="P1"><text:s text:c="6"/>+ " <text:s text:c="3"/>&lt;p&gt;Choisis une ou plusieurs images, puis appuie sur “Téléverser”.&lt;/p&gt;"</text:p>
      <text:p text:style-name="P1"><text:s text:c="6"/>+ " <text:s text:c="3"/>&lt;div class='card'&gt;"</text:p>
      <text:p text:style-name="P1"><text:s text:c="6"/>+ " <text:s text:c="5"/>&lt;input id='files' type='file' accept='image/*' multiple&gt;"</text:p>
      <text:p text:style-name="P1"><text:s text:c="6"/>+ " <text:s text:c="5"/>&lt;button id='send'&gt;Téléverser&lt;/button&gt;"</text:p>
      <text:p text:style-name="P1"><text:s text:c="6"/>+ " <text:s text:c="5"/>&lt;div id='status'&gt;Aucune image envoyée.&lt;/div&gt;"</text:p>
      <text:p text:style-name="P1"><text:s text:c="6"/>+ " <text:s text:c="5"/>&lt;div class='small'&gt;Tu peux envoyer plusieurs images d'un coup.&lt;/div&gt;"</text:p>
      <text:p text:style-name="P1"><text:s text:c="6"/>+ " <text:s text:c="3"/>&lt;/div&gt;"</text:p>
      <text:p text:style-name="P1"><text:s text:c="6"/>+ " <text:s/>&lt;/div&gt;"</text:p>
      <text:p text:style-name="P1"><text:s text:c="6"/>+ " <text:s/>&lt;script&gt;"</text:p>
      <text:p text:style-name="P1"><text:s text:c="6"/>+ " <text:s text:c="3"/>const input = document.getElementById('files');"</text:p>
      <text:p text:style-name="P1"><text:s text:c="6"/>+ " <text:s text:c="3"/>const button = document.getElementById('send');"</text:p>
      <text:p text:style-name="P1"><text:s text:c="6"/>+ " <text:s text:c="3"/>const status = document.getElementById('status');"</text:p>
      <text:p text:style-name="P1"><text:s text:c="6"/>+ " <text:s text:c="3"/>button.onclick = async () =&gt; {"</text:p>
      <text:p text:style-name="P1"><text:s text:c="6"/>+ " <text:s text:c="5"/>const files = [...input.files];"</text:p>
      <text:p text:style-name="P1"><text:s text:c="6"/>+ " <text:s text:c="5"/>if (!files.length) {"</text:p>
      <text:p text:style-name="P1"><text:s text:c="6"/>+ " <text:s text:c="7"/>status.textContent = 'Choisis au moins une image.';"</text:p>
      <text:p text:style-name="P1"><text:s text:c="6"/>+ " <text:s text:c="7"/>return;"</text:p>
      <text:p text:style-name="P1"><text:s text:c="6"/>+ " <text:s text:c="5"/>}"</text:p>
      <text:p text:style-name="P1"><text:s text:c="6"/>+ " <text:s text:c="5"/>button.disabled = true;"</text:p>
      <text:p text:style-name="P1"><text:s text:c="6"/>+ " <text:s text:c="5"/>status.textContent = `Envoi de ${files.length} image(s)...`;"</text:p>
      <text:p text:style-name="P1"><text:s text:c="6"/>+ " <text:s text:c="5"/>let ok = 0;"</text:p>
      <text:p text:style-name="P1"><text:s text:c="6"/>+ " <text:s text:c="5"/>let fail = 0;"</text:p>
      <text:p text:style-name="P1"><text:s text:c="6"/>+ " <text:s text:c="5"/>for (const file of files) {"</text:p>
      <text:p text:style-name="P1"><text:soft-page-break/><text:s text:c="6"/>+ " <text:s text:c="7"/>try {"</text:p>
      <text:p text:style-name="P1"><text:s text:c="6"/>+ " <text:s text:c="9"/>const safeName = encodeURIComponent(file.name || ('image_' + Date.now() + '.jpg'));"</text:p>
      <text:p text:style-name="P1"><text:s text:c="6"/>+ " <text:s text:c="9"/>const res = await fetch(`/upload?name=${safeName}`, {"</text:p>
      <text:p text:style-name="P1"><text:s text:c="6"/>+ " <text:s text:c="11"/>method: 'POST',"</text:p>
      <text:p text:style-name="P1"><text:s text:c="6"/>+ " <text:s text:c="11"/>headers: { 'Content-Type': file.type || 'application/octet-stream' },"</text:p>
      <text:p text:style-name="P1"><text:s text:c="6"/>+ " <text:s text:c="11"/>body: file"</text:p>
      <text:p text:style-name="P1"><text:s text:c="6"/>+ " <text:s text:c="9"/>});"</text:p>
      <text:p text:style-name="P1"><text:s text:c="6"/>+ " <text:s text:c="9"/>if (res.ok) ok++; else fail++;"</text:p>
      <text:p text:style-name="P1"><text:s text:c="6"/>+ " <text:s text:c="7"/>} catch (e) { fail++; }"</text:p>
      <text:p text:style-name="P1"><text:s text:c="6"/>+ " <text:s text:c="5"/>}"</text:p>
      <text:p text:style-name="P1"><text:s text:c="6"/>+ " <text:s text:c="5"/>status.textContent = `Terminé.\\nRéussies : ${ok}\\nÉchecs : ${fail}`;"</text:p>
      <text:p text:style-name="P1"><text:s text:c="6"/>+ " <text:s text:c="5"/>input.value = '';"</text:p>
      <text:p text:style-name="P1"><text:s text:c="6"/>+ " <text:s text:c="5"/>button.disabled = false;"</text:p>
      <text:p text:style-name="P1"><text:s text:c="6"/>+ " <text:s text:c="3"/>};"</text:p>
      <text:p text:style-name="P1"><text:s text:c="6"/>+ " <text:s/>&lt;/script&gt;"</text:p>
      <text:p text:style-name="P1"><text:s text:c="6"/>+ "&lt;/body&gt;"</text:p>
      <text:p text:style-name="P1"><text:s text:c="6"/>+ "&lt;/html&gt;";</text:p>
      <text:p text:style-name="P1"><text:s text:c="2"/>}</text:p>
      <text:p text:style-name="P1"/>
      <text:p text:style-name="P1"><text:s text:c="2"/>String readLine(InputStream in) throws IOException {</text:p>
      <text:p text:style-name="P1"><text:s text:c="4"/>ByteArrayOutputStream buffer = new ByteArrayOutputStream();</text:p>
      <text:p text:style-name="P1"><text:s text:c="4"/>int c;</text:p>
      <text:p text:style-name="P1"><text:s text:c="4"/>boolean gotCR = false;</text:p>
      <text:p text:style-name="P1"/>
      <text:p text:style-name="P1"><text:s text:c="4"/>while ((c = in.read()) != -1) {</text:p>
      <text:p text:style-name="P1"><text:s text:c="6"/>if (c == '\r') {</text:p>
      <text:p text:style-name="P1"><text:s text:c="8"/>gotCR = true;</text:p>
      <text:p text:style-name="P1"><text:s text:c="8"/>continue;</text:p>
      <text:p text:style-name="P1"><text:s text:c="6"/>}</text:p>
      <text:p text:style-name="P1"><text:s text:c="6"/>if (c == '\n') {</text:p>
      <text:p text:style-name="P1"><text:s text:c="8"/>break;</text:p>
      <text:p text:style-name="P1"><text:s text:c="6"/>}</text:p>
      <text:p text:style-name="P1"><text:s text:c="6"/>if (gotCR) {</text:p>
      <text:p text:style-name="P1"><text:s text:c="8"/>buffer.write('\r');</text:p>
      <text:p text:style-name="P1"><text:s text:c="8"/>gotCR = false;</text:p>
      <text:p text:style-name="P1"><text:s text:c="6"/>}</text:p>
      <text:p text:style-name="P1"><text:s text:c="6"/>buffer.write(c);</text:p>
      <text:p text:style-name="P1"><text:s text:c="4"/>}</text:p>
      <text:p text:style-name="P1"/>
      <text:p text:style-name="P1"><text:s text:c="4"/>if (c == -1 &amp;&amp; buffer.size() == 0) return null;</text:p>
      <text:p text:style-name="P1"><text:s text:c="4"/>return buffer.toString("UTF-8");</text:p>
      <text:p text:style-name="P1"><text:s text:c="2"/>}</text:p>
      <text:p text:style-name="P1"/>
      <text:p text:style-name="P1"><text:s text:c="2"/>byte[] readBytes(InputStream in, int length) throws IOException {</text:p>
      <text:p text:style-name="P1"><text:s text:c="4"/>byte[] data = new byte[length];</text:p>
      <text:p text:style-name="P1"><text:s text:c="4"/>int total = 0;</text:p>
      <text:p text:style-name="P1"><text:s text:c="4"/>while (total &lt; length) {</text:p>
      <text:p text:style-name="P1"><text:s text:c="6"/>int n = in.read(data, total, length - total);</text:p>
      <text:p text:style-name="P1"><text:s text:c="6"/>if (n == -1) break;</text:p>
      <text:p text:style-name="P1"><text:s text:c="6"/>total += n;</text:p>
      <text:p text:style-name="P1"><text:s text:c="4"/>}</text:p>
      <text:p text:style-name="P1"><text:soft-page-break/><text:s text:c="4"/>if (total == length) return data;</text:p>
      <text:p text:style-name="P1"><text:s text:c="4"/>return Arrays.copyOf(data, total);</text:p>
      <text:p text:style-name="P1"><text:s text:c="2"/>}</text:p>
      <text:p text:style-name="P1"/>
      <text:p text:style-name="P1"><text:s text:c="2"/>void sendHtml(OutputStream out, String html) throws IOException {</text:p>
      <text:p text:style-name="P1"><text:s text:c="4"/>byte[] body = html.getBytes(StandardCharsets.UTF_8);</text:p>
      <text:p text:style-name="P1"><text:s text:c="4"/>String headers =</text:p>
      <text:p text:style-name="P1"><text:s text:c="6"/>"HTTP/1.1 200 OK\r\n" +</text:p>
      <text:p text:style-name="P1"><text:s text:c="6"/>"Content-Type: text/html; charset=utf-8\r\n" +</text:p>
      <text:p text:style-name="P1"><text:s text:c="6"/>"Content-Length: " + body.length + "\r\n" +</text:p>
      <text:p text:style-name="P1"><text:s text:c="6"/>"Connection: close\r\n\r\n";</text:p>
      <text:p text:style-name="P1"><text:s text:c="4"/>out.write(headers.getBytes(StandardCharsets.UTF_8));</text:p>
      <text:p text:style-name="P1"><text:s text:c="4"/>out.write(body);</text:p>
      <text:p text:style-name="P1"><text:s text:c="2"/>}</text:p>
      <text:p text:style-name="P1"/>
      <text:p text:style-name="P1"><text:s text:c="2"/>void sendText(OutputStream out, int code, String msg) throws IOException {</text:p>
      <text:p text:style-name="P1"><text:s text:c="4"/>String status = "OK";</text:p>
      <text:p text:style-name="P1"><text:s text:c="4"/>if (code == 400) status = "Bad Request";</text:p>
      <text:p text:style-name="P1"><text:s text:c="4"/>else if (code == 404) status = "Not Found";</text:p>
      <text:p text:style-name="P1"><text:s text:c="4"/>else if (code == 405) status = "Method Not Allowed";</text:p>
      <text:p text:style-name="P1"><text:s text:c="4"/>else if (code == 411) status = "Length Required";</text:p>
      <text:p text:style-name="P1"><text:s text:c="4"/>else if (code == 500) status = "Internal Server Error";</text:p>
      <text:p text:style-name="P1"/>
      <text:p text:style-name="P1"><text:s text:c="4"/>byte[] body = msg.getBytes(StandardCharsets.UTF_8);</text:p>
      <text:p text:style-name="P1"><text:s text:c="4"/>String headers =</text:p>
      <text:p text:style-name="P1"><text:s text:c="6"/>"HTTP/1.1 " + code + " " + status + "\r\n" +</text:p>
      <text:p text:style-name="P1"><text:s text:c="6"/>"Content-Type: text/plain; charset=utf-8\r\n" +</text:p>
      <text:p text:style-name="P1"><text:s text:c="6"/>"Content-Length: " + body.length + "\r\n" +</text:p>
      <text:p text:style-name="P1"><text:s text:c="6"/>"Connection: close\r\n\r\n";</text:p>
      <text:p text:style-name="P1"><text:s text:c="4"/>out.write(headers.getBytes(StandardCharsets.UTF_8));</text:p>
      <text:p text:style-name="P1"><text:s text:c="4"/>out.write(body);</text:p>
      <text:p text:style-name="P1"><text:s text:c="2"/>}</text:p>
      <text:p text:style-name="P1"/>
      <text:p text:style-name="P1"><text:s text:c="2"/>String extractFileName(String query, String contentType) {</text:p>
      <text:p text:style-name="P1"><text:s text:c="4"/>String defaultExt = extensionFromContentType(contentType);</text:p>
      <text:p text:style-name="P1"><text:s text:c="4"/>String fallback = "image_" + System.currentTimeMillis() + defaultExt;</text:p>
      <text:p text:style-name="P1"/>
      <text:p text:style-name="P1"><text:s text:c="4"/>if (query == null || !query.startsWith("name=")) {</text:p>
      <text:p text:style-name="P1"><text:s text:c="6"/>return fallback;</text:p>
      <text:p text:style-name="P1"><text:s text:c="4"/>}</text:p>
      <text:p text:style-name="P1"/>
      <text:p text:style-name="P1"><text:s text:c="4"/>try {</text:p>
      <text:p text:style-name="P1"><text:s text:c="6"/>String raw = query.substring(5);</text:p>
      <text:p text:style-name="P1"><text:s text:c="6"/>String decoded = URLDecoder.decode(raw, "UTF-8");</text:p>
      <text:p text:style-name="P1"><text:s text:c="6"/>decoded = decoded.replaceAll("[^a-zA-Z0-9._-]", "_");</text:p>
      <text:p text:style-name="P1"/>
      <text:p text:style-name="P1"><text:s text:c="6"/>if (decoded.trim().length() == 0) {</text:p>
      <text:p text:style-name="P1"><text:s text:c="8"/>return fallback;</text:p>
      <text:p text:style-name="P1"><text:s text:c="6"/>}</text:p>
      <text:p text:style-name="P1"/>
      <text:p text:style-name="P1"><text:s text:c="6"/>if (!decoded.contains(".")) {</text:p>
      <text:p text:style-name="P1"><text:s text:c="8"/>decoded += defaultExt;</text:p>
      <text:p text:style-name="P1"><text:soft-page-break/><text:s text:c="6"/>}</text:p>
      <text:p text:style-name="P1"/>
      <text:p text:style-name="P1"><text:s text:c="6"/>return decoded;</text:p>
      <text:p text:style-name="P1"><text:s text:c="4"/>} catch (Exception e) {</text:p>
      <text:p text:style-name="P1"><text:s text:c="6"/>return fallback;</text:p>
      <text:p text:style-name="P1"><text:s text:c="4"/>}</text:p>
      <text:p text:style-name="P1"><text:s text:c="2"/>}</text:p>
      <text:p text:style-name="P1"/>
      <text:p text:style-name="P1"><text:s text:c="2"/>String extensionFromContentType(String contentType) {</text:p>
      <text:p text:style-name="P1"><text:s text:c="4"/>if (contentType == null) return ".jpg";</text:p>
      <text:p text:style-name="P1"><text:s text:c="4"/>if (contentType.equals("image/png")) return ".png";</text:p>
      <text:p text:style-name="P1"><text:s text:c="4"/>if (contentType.equals("image/gif")) return ".gif";</text:p>
      <text:p text:style-name="P1"><text:s text:c="4"/>if (contentType.equals("image/webp")) return ".webp";</text:p>
      <text:p text:style-name="P1"><text:s text:c="4"/>if (contentType.equals("image/jpeg")) return ".jpg";</text:p>
      <text:p text:style-name="P1"><text:s text:c="4"/>if (contentType.equals("image/heic")) return ".heic";</text:p>
      <text:p text:style-name="P1"><text:s text:c="4"/>return ".jpg";</text:p>
      <text:p text:style-name="P1"><text:s text:c="2"/>}</text:p>
      <text:p text:style-name="P1"/>
      <text:p text:style-name="P1"><text:s text:c="2"/>File makeUniqueFile(File dir, String name) {</text:p>
      <text:p text:style-name="P1"><text:s text:c="4"/>File f = new File(dir, name);</text:p>
      <text:p text:style-name="P1"><text:s text:c="4"/>if (!f.exists()) return f;</text:p>
      <text:p text:style-name="P1"/>
      <text:p text:style-name="P1"><text:s text:c="4"/>int dot = name.lastIndexOf('.');</text:p>
      <text:p text:style-name="P1"><text:s text:c="4"/>String base = (dot &gt;= 0) ? name.substring(0, dot) : name;</text:p>
      <text:p text:style-name="P1"><text:s text:c="4"/>String ext = (dot &gt;= 0) ? name.substring(dot) : "";</text:p>
      <text:p text:style-name="P1"/>
      <text:p text:style-name="P1"><text:s text:c="4"/>return new File(dir, base + "_" + System.currentTimeMillis() + ext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6:09:01.017038400</meta:creation-date>
    <dc:date>2026-03-19T17:20:49.886645400</dc:date>
    <meta:editing-duration>PT1H11M48S</meta:editing-duration>
    <meta:editing-cycles>2</meta:editing-cycles>
    <meta:generator>LibreOffice/25.2.5.1$Windows_X86_64 LibreOffice_project/484541f705153d4ff78284873b0153c3e5a280db</meta:generator>
    <meta:document-statistic meta:table-count="0" meta:image-count="0" meta:object-count="0" meta:page-count="31" meta:paragraph-count="1296" meta:word-count="5279" meta:character-count="43272" meta:non-whitespace-character-count="34881"/>
  </office:meta>
</office:document-meta>
</file>